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de" fo:country="DE" fo:font-weight="bold" officeooo:rsid="000101c5" officeooo:paragraph-rsid="003f0365"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de" fo:country="DE" fo:font-weight="normal" officeooo:rsid="0015909b" officeooo:paragraph-rsid="003f0365"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de" fo:country="DE" style:text-underline-style="solid" style:text-underline-width="auto" style:text-underline-color="font-color" fo:font-weight="bold" officeooo:rsid="000101c5" officeooo:paragraph-rsid="003f0365"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0101c5" officeooo:paragraph-rsid="003f0365"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de" fo:country="DE" style:text-underline-style="solid" style:text-underline-width="auto" style:text-underline-color="font-color" fo:font-weight="bold" officeooo:rsid="004bba29" officeooo:paragraph-rsid="003f0365"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de" fo:country="DE" style:text-underline-style="none" fo:font-weight="normal" officeooo:rsid="0007080f" officeooo:paragraph-rsid="003f036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de" fo:country="DE" style:text-underline-style="none" fo:font-weight="normal" officeooo:rsid="0007080f" officeooo:paragraph-rsid="0056116c"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de" fo:country="DE" style:text-underline-style="none" fo:font-weight="normal" officeooo:rsid="00411bd4" officeooo:paragraph-rsid="004273e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de" fo:country="DE" style:text-underline-style="none" fo:font-weight="normal" officeooo:rsid="00411bd4" officeooo:paragraph-rsid="0044414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de" fo:country="DE" style:text-underline-style="none" fo:font-weight="normal" officeooo:rsid="002663e8" officeooo:paragraph-rsid="0044414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de" fo:country="DE" style:text-underline-style="none" fo:font-weight="normal" officeooo:rsid="002663e8" officeooo:paragraph-rsid="004ca62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de" fo:country="DE" style:text-underline-style="none" fo:font-weight="normal" officeooo:rsid="002663e8" officeooo:paragraph-rsid="004d2da1"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de" fo:country="DE" style:text-underline-style="none" fo:font-weight="normal" officeooo:rsid="002663e8" officeooo:paragraph-rsid="0050876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de" fo:country="DE" style:text-underline-style="none" fo:font-weight="normal" officeooo:rsid="004bba29" officeooo:paragraph-rsid="004bba2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de" fo:country="DE" style:text-underline-style="none" fo:font-weight="normal" officeooo:rsid="004ca62d" officeooo:paragraph-rsid="004ca62d"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de" fo:country="DE" style:text-underline-style="none" fo:font-weight="normal" officeooo:rsid="004d2da1" officeooo:paragraph-rsid="004d2da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de" fo:country="DE" style:text-underline-style="none" fo:font-weight="normal" officeooo:rsid="0050876f" officeooo:paragraph-rsid="0050876f" style:font-size-asian="10.5pt" style:font-weight-asian="normal" style:font-size-complex="12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2pt" fo:language="de" fo:country="DE" fo:font-style="normal" style:text-underline-style="none" fo:font-weight="normal" officeooo:rsid="0060189b" officeooo:paragraph-rsid="0065387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0101c5" officeooo:paragraph-rsid="003f036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0" style:family="paragraph" style:parent-style-name="Standard">
      <style:paragraph-properties fo:text-align="start" style:justify-single-word="false"/>
      <style:text-properties fo:font-size="12pt" fo:language="zxx" fo:country="none" fo:font-style="normal" style:text-underline-style="none" fo:font-weight="normal" officeooo:rsid="0038c5ee" officeooo:paragraph-rsid="003f036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3f0365"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fo:color="#000000" loext:opacity="100%" style:font-name="Liberation Serif" fo:font-size="16pt" fo:language="de" fo:country="DE" fo:font-style="normal" style:text-underline-style="solid" style:text-underline-width="auto" style:text-underline-color="font-color" fo:font-weight="bold" officeooo:rsid="000101c5" officeooo:paragraph-rsid="003f0365"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3" style:family="paragraph" style:parent-style-name="Standard">
      <style:paragraph-properties fo:text-align="start" style:justify-single-word="false"/>
      <style:text-properties fo:color="#000000" loext:opacity="100%" fo:font-size="10pt" fo:language="de" fo:country="DE" style:text-underline-style="none" fo:font-weight="normal" officeooo:rsid="002eb391" officeooo:paragraph-rsid="003f0365"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f0365" style:font-size-asian="10pt" style:font-weight-asian="normal"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571d3e" officeooo:paragraph-rsid="00571d3e" style:font-size-asian="10pt" style:font-weight-asian="normal" style:font-size-complex="10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color="#000000" loext:opacity="100%" fo:font-size="12pt" fo:language="de" fo:country="DE" fo:font-style="normal" style:text-underline-style="none" fo:font-weight="normal" officeooo:rsid="0007080f" officeooo:paragraph-rsid="005fa27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officeooo:paragraph-rsid="005427b7"/>
    </style:style>
    <style:style style:name="P28" style:family="paragraph" style:parent-style-name="Standard">
      <style:paragraph-properties fo:text-align="start" style:justify-single-word="false"/>
      <style:text-properties officeooo:rsid="005427b7" officeooo:paragraph-rsid="005427b7"/>
    </style:style>
    <style:style style:name="P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3f0365" style:font-size-asian="10pt" style:font-weight-asian="norm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07080f" officeooo:paragraph-rsid="005427b7" style:font-size-asian="10pt" style:font-weight-asian="normal"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style:text-underline-style="none" fo:font-weight="normal" officeooo:rsid="005427b7" officeooo:paragraph-rsid="005c0fbd"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style:text-underline-style="none" fo:font-weight="normal" officeooo:rsid="002b977e"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style:text-underline-style="none" fo:font-weight="normal" officeooo:rsid="0007080f" officeooo:paragraph-rsid="005fa27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de" fo:country="DE" fo:font-style="normal" style:text-underline-style="none" fo:font-weight="normal" officeooo:rsid="005427b7" officeooo:paragraph-rsid="00629304"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font-size-complex="10pt"/>
    </style:style>
    <style:style style:name="P36" style:family="paragraph" style:parent-style-name="Standard">
      <style:paragraph-properties fo:text-align="start" style:justify-single-word="false"/>
      <style:text-properties fo:color="#000000" loext:opacity="100%" style:font-name="Consolas" fo:font-size="10pt" officeooo:paragraph-rsid="005427b7"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5b0292" officeooo:paragraph-rsid="005fa277" style:font-size-asian="12pt" style:language-asian="zxx" style:country-asian="none" style:font-style-asian="normal" style:font-weight-asian="normal" style:font-size-complex="10pt" style:language-complex="zxx" style:country-complex="none"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rsid="000101c5"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39" style:family="paragraph" style:parent-style-name="Standard">
      <style:paragraph-properties fo:text-align="center" style:justify-single-word="false"/>
      <style:text-properties fo:color="#000000" loext:opacity="100%" style:font-name="Consolas" fo:font-size="10pt" fo:language="zxx" fo:country="none" fo:font-style="normal" style:text-underline-style="none" fo:font-weight="normal" officeooo:rsid="000101c5"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1" style:family="paragraph" style:parent-style-name="Standard">
      <style:paragraph-properties fo:text-align="start" style:justify-single-word="false"/>
      <style:text-properties fo:color="#000000" loext:opacity="100%" style:font-name="Liberation Serif" fo:font-size="12pt" fo:language="de" fo:country="DE" style:text-underline-style="none" fo:font-weight="normal" officeooo:rsid="002b977e" officeooo:paragraph-rsid="005427b7" style:font-size-asian="12pt" style:font-weight-asian="normal" style:font-size-complex="12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fo:color="#000000" loext:opacity="100%" style:font-name="Liberation Serif" fo:font-size="12pt" fo:language="de" fo:country="DE" fo:font-style="normal" style:text-underline-style="none" fo:font-weight="normal" officeooo:rsid="002b977e" officeooo:paragraph-rsid="005fa27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color="#000000" loext:opacity="100%" fo:font-size="10pt" fo:language="zxx" fo:country="none" fo:font-style="normal"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fo:language="zxx" fo:country="none" fo:font-style="italic" style:text-underline-style="none" fo:font-weight="normal" officeooo:rsid="0038c5ee"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fo:language="zxx" fo:country="none" fo:font-style="italic" style:text-underline-style="none" fo:font-weight="normal" officeooo:paragraph-rsid="003f0365"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46" style:family="paragraph">
      <loext:graphic-properties draw:fill="none" draw:fill-color="#ffffff"/>
      <style:paragraph-properties style:writing-mode="lr-tb"/>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fo:color="#000000" loext:opacity="100%" style:font-name="Liberation Serif" fo:font-size="12pt" fo:language="de" fo:country="DE" style:text-underline-style="none" fo:font-weight="normal" style:font-size-asian="12pt" style:font-weight-asian="normal" style:font-size-complex="12pt" style:font-weight-complex="normal"/>
    </style:style>
    <style:style style:name="T4" style:family="text">
      <style:text-properties fo:color="#000000" loext:opacity="100%" style:font-name="Liberation Serif" fo:font-size="12pt" fo:language="de" fo:country="DE" style:text-underline-style="none" fo:font-weight="normal" officeooo:rsid="002b977e" style:font-size-asian="12pt" style:font-weight-asian="normal" style:font-size-complex="12pt" style:font-weight-complex="normal"/>
    </style:style>
    <style:style style:name="T5" style:family="text">
      <style:text-properties fo:color="#000000" loext:opacity="100%" style:font-name="Liberation Serif" fo:font-size="12pt" fo:language="de" fo:country="DE" style:text-underline-style="none" fo:font-weight="normal" officeooo:rsid="00555408" style:font-size-asian="12pt" style:font-weight-asian="normal" style:font-size-complex="12pt" style:font-weight-complex="normal"/>
    </style:style>
    <style:style style:name="T6" style:family="text">
      <style:text-properties fo:color="#000000" loext:opacity="100%" style:font-name="Liberation Serif" style:font-size-asian="12pt"/>
    </style:style>
    <style:style style:name="T7" style:family="text">
      <style:text-properties fo:color="#000000" loext:opacity="100%" style:font-name="Liberation Serif" officeooo:rsid="002b977e" style:font-size-asian="12pt"/>
    </style:style>
    <style:style style:name="T8" style:family="text">
      <style:text-properties fo:color="#000000" loext:opacity="100%" style:font-name="Liberation Serif" officeooo:rsid="005427b7" style:font-size-asian="12pt"/>
    </style:style>
    <style:style style:name="T9" style:family="text">
      <style:text-properties fo:color="#000000" loext:opacity="100%" style:font-name="Liberation Serif" officeooo:rsid="00566bf8" style:font-size-asian="12pt"/>
    </style:style>
    <style:style style:name="T10" style:family="text">
      <style:text-properties fo:color="#000000" loext:opacity="100%" style:font-name="Liberation Serif" officeooo:rsid="0060a3a7" style:font-size-asian="12pt"/>
    </style:style>
    <style:style style:name="T11" style:family="text">
      <style:text-properties fo:color="#000000" loext:opacity="100%" style:font-name="Liberation Serif" officeooo:rsid="00645f03" style:font-size-asian="12pt"/>
    </style:style>
    <style:style style:name="T12" style:family="text">
      <style:text-properties fo:color="#000000" loext:opacity="100%" style:font-name="Liberation Serif" officeooo:rsid="00670d3d" style:font-size-asian="12pt"/>
    </style:style>
    <style:style style:name="T13" style:family="text">
      <style:text-properties fo:color="#000000" loext:opacity="100%" style:font-name="Consolas" fo:font-size="12pt" fo:language="de" fo:country="DE" style:text-underline-style="none" fo:font-weight="normal" officeooo:rsid="0007080f" style:font-size-asian="12pt" style:font-weight-asian="normal" style:font-size-complex="12pt" style:font-weight-complex="normal"/>
    </style:style>
    <style:style style:name="T14" style:family="text">
      <style:text-properties fo:color="#000000" loext:opacity="100%" style:font-name="Consolas" fo:font-size="10pt" style:font-size-asian="10pt" style:font-size-complex="10pt"/>
    </style:style>
    <style:style style:name="T15" style:family="text">
      <style:text-properties fo:color="#000000" loext:opacity="100%" style:font-name="Consolas" fo:font-size="10pt" fo:language="de" fo:country="DE" style:text-underline-style="none" fo:font-weight="normal" officeooo:rsid="005427b7" style:font-size-asian="10pt" style:font-weight-asian="normal" style:font-size-complex="10pt" style:font-weight-complex="normal"/>
    </style:style>
    <style:style style:name="T16" style:family="text">
      <style:text-properties fo:color="#000000" loext:opacity="100%" fo:font-weight="normal"/>
    </style:style>
    <style:style style:name="T17" style:family="text">
      <style:text-properties fo:color="#000000" loext:opacity="100%" fo:font-style="normal" fo:font-weight="normal"/>
    </style:style>
    <style:style style:name="T18" style:family="text">
      <style:text-properties style:font-name="Consolas"/>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2b977e" style:font-size-asian="12pt" style:font-size-complex="12pt"/>
    </style:style>
    <style:style style:name="T21" style:family="text">
      <style:text-properties style:font-name="Liberation Serif" fo:font-size="12pt" officeooo:rsid="00571d3e" style:font-size-asian="12pt" style:font-size-complex="12pt"/>
    </style:style>
    <style:style style:name="T22" style:family="text">
      <style:text-properties style:font-name="Liberation Serif" officeooo:rsid="002b977e" style:font-size-asian="12pt"/>
    </style:style>
    <style:style style:name="T23" style:family="text">
      <style:text-properties style:font-name="Liberation Serif" officeooo:rsid="005427b7" style:font-size-asian="12pt"/>
    </style:style>
    <style:style style:name="T24" style:family="text">
      <style:text-properties style:font-name="Liberation Serif" officeooo:rsid="005fa277" style:font-size-asian="12pt"/>
    </style:style>
    <style:style style:name="T25" style:family="text">
      <style:text-properties officeooo:rsid="0015909b"/>
    </style:style>
    <style:style style:name="T26" style:family="text">
      <style:text-properties officeooo:rsid="00380578"/>
    </style:style>
    <style:style style:name="T27" style:family="text">
      <style:text-properties officeooo:rsid="0020a132"/>
    </style:style>
    <style:style style:name="T28" style:family="text">
      <style:text-properties officeooo:rsid="00420581"/>
    </style:style>
    <style:style style:name="T29" style:family="text">
      <style:text-properties officeooo:rsid="004230f8"/>
    </style:style>
    <style:style style:name="T30" style:family="text">
      <style:text-properties officeooo:rsid="004273e7"/>
    </style:style>
    <style:style style:name="T31" style:family="text">
      <style:text-properties officeooo:rsid="002663e8"/>
    </style:style>
    <style:style style:name="T32" style:family="text">
      <style:text-properties officeooo:rsid="0045891e"/>
    </style:style>
    <style:style style:name="T33" style:family="text">
      <style:text-properties officeooo:rsid="00487f57"/>
    </style:style>
    <style:style style:name="T34" style:family="text">
      <style:text-properties officeooo:rsid="004bba29"/>
    </style:style>
    <style:style style:name="T35" style:family="text">
      <style:text-properties officeooo:rsid="004ca62d"/>
    </style:style>
    <style:style style:name="T36" style:family="text">
      <style:text-properties officeooo:rsid="004f12fb"/>
    </style:style>
    <style:style style:name="T37" style:family="text">
      <style:text-properties officeooo:rsid="005134f0"/>
    </style:style>
    <style:style style:name="T38" style:family="text">
      <style:text-properties officeooo:rsid="005427b7"/>
    </style:style>
    <style:style style:name="T39" style:family="text">
      <style:text-properties officeooo:rsid="00565473"/>
    </style:style>
    <style:style style:name="T40" style:family="text">
      <style:text-properties fo:color="#008000" loext:opacity="100%"/>
    </style:style>
    <style:style style:name="T41" style:family="text">
      <style:text-properties fo:color="#008000" loext:opacity="100%" fo:font-weight="bold"/>
    </style:style>
    <style:style style:name="T42" style:family="text">
      <style:text-properties fo:color="#0000ff" loext:opacity="100%" fo:font-weight="bold"/>
    </style:style>
    <style:style style:name="T43" style:family="text">
      <style:text-properties fo:color="#666666" loext:opacity="100%"/>
    </style:style>
    <style:style style:name="T44" style:family="text">
      <style:text-properties fo:color="#ba2121" loext:opacity="100%"/>
    </style:style>
    <style:style style:name="T45" style:family="text">
      <style:text-properties fo:color="#aa22ff" loext:opacity="100%" fo:font-weight="bold"/>
    </style:style>
    <style:style style:name="T46" style:family="text">
      <style:text-properties fo:color="#408080" loext:opacity="100%" style:font-name="Consolas" fo:font-style="italic"/>
    </style:style>
    <style:style style:name="T47" style:family="text">
      <style:text-properties fo:color="#bb6622" loext:opacity="100%"/>
    </style:style>
    <style:style style:name="T48" style:family="text">
      <style:text-properties fo:color="#bb6622" loext:opacity="100%" fo:font-weight="bold"/>
    </style:style>
    <style:style style:name="gr1"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text:anchor-type="paragraph" draw:z-index="0" draw:name="Form1" draw:style-name="gr1" draw:text-style-name="P46" svg:width="3.67cm" svg:height="0.565cm" svg:x="14.192cm" svg:y="0.046cm"><draw:text-box><text:p>20. November 2021</text:p></draw:text-box></draw:frame><text:span text:style-name="T25">Aufgabe </text:span><text:span text:style-name="T26">5</text:span><text:span text:style-name="T25">: </text:span><text:span text:style-name="T26">Marktwaage</text:span></text:p>
      <text:p text:style-name="P2"><text:span text:style-name="T1"><text:line-break/>Team-ID: </text:span>00821<text:line-break/><text:span text:style-name="T1">Team: </text:span>IaC 0.9524<text:line-break/><text:span text:style-name="T1">Bearbeiter dieser Aufgabe: </text:span>Paul Buda</text:p>
      <text:p text:style-name="P1"/>
      <text:p text:style-name="P3">Lösungsidee:</text:p>
      <text:p text:style-name="P3"/>
      <text:p text:style-name="P8"><text:span text:style-name="T27">Z</text:span>uerst <text:span text:style-name="T32">muss man alle Möglichkeiten betrachten, wie man die Gewichte auf der Waage verteilen kann. Danach muss man doppelt erzielte Gewichte aussortieren, wobei man hier die Möglichkeiten behält, für welche man die geringste Anzahl an Gewichten </text:span><text:span text:style-name="T33">benötigt</text:span><text:span text:style-name="T32">, bzw. die Summe aller benötigten Gewichte am geringsten ist. </text:span><text:span text:style-name="T33">Jetzt muss man nur noch zu allen gesuchten Gewichten, das Nächstmögliche finden und ausgeben, welche Gewichte man dazu auf welche Seiten legen muss.</text:span></text:p>
      <text:p text:style-name="P3"><text:line-break/><text:span text:style-name="T2">Umsetzung:</text:span></text:p>
      <text:p text:style-name="P5"/>
      <text:p text:style-name="P14">Zuerst wird die Bibliothek numpy importiert um schneller und effektiver mit Listen bzw. Arrays rechnen zu können, da wir davon viele benötigen.</text:p>
      <text:p text:style-name="P14">Danach ließt das Programm alle Gewichte aus der Datei aus und speichert alle verschieden schwere Gewichte einmal in einer Liste.</text:p>
      <text:p text:style-name="P9"><text:span text:style-name="T34">Zudem </text:span>generiert man sich eine Liste in welcher alle Möglichkeiten, wie man die Gewichte auf der Waage anordnen kann <text:span text:style-name="T30">und jeweils das damit erzielte Gewicht, </text:span><text:s/>vorhanden sind. Um Rechenaufwand zu sparen kann man statt dem Gewicht von 10<text:span text:style-name="T28">g</text:span> <text:span text:style-name="T28">(</text:span>bzw. -10g wenn es auf der anderen Seite liegt <text:span text:style-name="T28">oder 0g wenn man es gar nicht benutzt</text:span>), wenn dieses Gewicht <text:span text:style-name="T28">mehrmals (bspw. dreimal)</text:span> vorhanden ist direkt mit den Gewichten 30g, 20g, 10g, 0g, -10g, -20g, -30g rechnen, so kann es auch nicht passieren, dass man das gleiche Gewicht sowohl links als auch rechts auf die Waage <text:span text:style-name="T29">legen muss</text:span>.</text:p>
      <text:p text:style-name="P14">Bsp. für <text:s/>1<text:span text:style-name="T31">x10g und </text:span>2<text:span text:style-name="T31">x50g: </text:span>[[-10, 0, 10], [-100, <text:s/>-50, 0, 50, 100]]</text:p>
      <text:p text:style-name="P14">Jetzt werden mittels der Meshgrid Funktion alle Möglichen Kombinationsmöglichkeiten der Gewichten berechnet, diese Liste wird wie unten im Beispiel auf die Hälfte der Länge reduziert, da man immer zweimal die gleiche Verteilung nur mit negativem Vorzeichen bekommt. </text:p>
      <text:p text:style-name="P10">Bsp. für <text:span text:style-name="T34">1</text:span>x10g und <text:span text:style-name="T34">2x</text:span>50g: [[-10, -100], [0, -<text:span text:style-name="T34">100</text:span>], [<text:span text:style-name="T34">1</text:span>0, -<text:span text:style-name="T34">100</text:span>], <text:span text:style-name="T34">[-10, 50], [0, 50]</text:span>, <text:span text:style-name="T34">[10, 50], [-10, 0]]</text:span></text:p>
      <text:p text:style-name="P10"><text:tab/><text:tab/><text:tab/> <text:s text:c="7"/><text:span text:style-name="T34">[0, 0] kann weggelassen werden, da kein Gewicht auf der Waage liegt</text:span></text:p>
      <text:p text:style-name="P12"><text:tab/><text:tab/><text:tab/> <text:s text:c="7"/><text:span text:style-name="T34">[10, 0] kann weggelassen werden, da Äquivalent zu [-10, 0] * -1 usw.</text:span></text:p>
      <text:p text:style-name="P16">Um weiter Rechenleistung sparen zu können werden dann alle möglichen Verteilungen mit dem Betrag der Summe kleiner 11kg aussortiert, diese werden später vermutlich nicht mehr benötigt (da der Abstand zu 10kg schon 10% beträgt und die Messungenauigkeit somit hoch wird).</text:p>
      <text:p text:style-name="P15">Im Folgenden wird die Liste um die Summe der Gewichte erweitert.</text:p>
      <text:p text:style-name="P11">Bsp. für <text:span text:style-name="T34">1</text:span>x10g und <text:span text:style-name="T34">2x</text:span>50g: [<text:span text:style-name="T35">[</text:span>[-10, -100], -<text:span text:style-name="T35">110]</text:span>, <text:span text:style-name="T35">[</text:span>[0, -<text:span text:style-name="T34">100</text:span>], -<text:span text:style-name="T35">100]</text:span>, <text:span text:style-name="T35">[</text:span>[<text:span text:style-name="T34">1</text:span>0, -<text:span text:style-name="T34">100</text:span>], -<text:span text:style-name="T35">90], </text:span><text:span text:style-name="T36">[[-10, -50], -60], </text:span><text:span text:style-name="T35">…</text:span><text:span text:style-name="T34">]</text:span></text:p>
      <text:p text:style-name="P16">Danach wird die Liste nach Anzahl der benötigten Gewichten und Summe aller benötigten Gewichte sortiert, um später bei gleichen Summen der Gewichte jene Möglichkeiten zu behalten für welche man die wenigsten (bei gleich wenigen, die leichtesten) Gewichte zu verwenden. Zwischendurch werden die benötigten Gewichte und Summe der Gewichte noch negiert, falls die Summe der Gewichte negativ ist (tauschen der Seiten der Gewichte von rechts nach links bzw. links nach rechts).</text:p>
      <text:p text:style-name="P13">Bsp. für <text:span text:style-name="T34">1</text:span>x10g und <text:span text:style-name="T34">2x</text:span>50g: [<text:span text:style-name="T36">[[10, 50], 60], </text:span><text:span text:style-name="T35">[</text:span>[-<text:span text:style-name="T34">1</text:span>0, <text:span text:style-name="T34">100</text:span>], <text:span text:style-name="T35">90]</text:span>, <text:span text:style-name="T35">[</text:span>[0, <text:span text:style-name="T34">100</text:span>], <text:span text:style-name="T35">100], [</text:span>[10, 100], <text:span text:style-name="T35">110], …</text:span><text:span text:style-name="T34">]</text:span></text:p>
      <text:p text:style-name="P17"><text:soft-page-break/>Zum <text:span text:style-name="T37">Schluss wird jetzt mittels einer For-Schleife welche von 10 bis 10000 in Zehner schritten zählt noch zu jedem gesuchten Gewicht das nächstmöglich Erzielbare gesucht und dann ausgegeben, welche Gewicht man dazu auf welche Seite der Waage legen muss.</text:span></text:p>
      <text:p text:style-name="P16"><text:s/></text:p>
      <text:p text:style-name="P4">Beispiele:</text:p>
      <text:p text:style-name="P3"/>
      <text:p text:style-name="P6">Bei <text:span text:style-name="T38">Gewichtsstücke</text:span> <text:span text:style-name="T39">0</text:span> erzeugt das Programm folgende Ausgabe:<text:line-break/></text:p>
      <text:p text:style-name="P24">10g -&gt; 10g</text:p>
      <text:p text:style-name="P35">Rechts: 1*10g</text:p>
      <text:p text:style-name="P35">Links: </text:p>
      <text:p text:style-name="P35">20g -&gt; 20g</text:p>
      <text:p text:style-name="P35">Rechts: 2*10g</text:p>
      <text:p text:style-name="P35">Links: </text:p>
      <text:p text:style-name="P35">30g -&gt; 30g</text:p>
      <text:p text:style-name="P35">Rechts: 3*10g</text:p>
      <text:p text:style-name="P35">Links: </text:p>
      <text:p text:style-name="P35">40g -&gt; 40g</text:p>
      <text:p text:style-name="P35">Rechts: 1*50g</text:p>
      <text:p text:style-name="P35">Links: 1*10g</text:p>
      <text:p text:style-name="P35">50g -&gt; 50g</text:p>
      <text:p text:style-name="P35">Rechts: 1*50g</text:p>
      <text:p text:style-name="P35">Links: </text:p>
      <text:p text:style-name="P35">60g -&gt; 60g</text:p>
      <text:p text:style-name="P35">Rechts: 1*10g, 1*50g</text:p>
      <text:p text:style-name="P35">Links: </text:p>
      <text:p text:style-name="P35">70g -&gt; 70g</text:p>
      <text:p text:style-name="P35">Rechts: 2*10g, 1*50g</text:p>
      <text:p text:style-name="P35">Links: </text:p>
      <text:p text:style-name="P35">80g -&gt; 80g</text:p>
      <text:p text:style-name="P35">Rechts: 3*10g, 1*50g</text:p>
      <text:p text:style-name="P35">Links: </text:p>
      <text:p text:style-name="P35">90g -&gt; 90g</text:p>
      <text:p text:style-name="P35">Rechts: 1*100g</text:p>
      <text:p text:style-name="P35">Links: 1*10g</text:p>
      <text:p text:style-name="P35">100g -&gt; 100g</text:p>
      <text:p text:style-name="P35">Rechts: 1*100g</text:p>
      <text:p text:style-name="P35">Links: </text:p>
      <text:p text:style-name="P35">110g -&gt; 110g</text:p>
      <text:p text:style-name="P35">Rechts: 1*10g, 1*100g</text:p>
      <text:p text:style-name="P35">Links: </text:p>
      <text:p text:style-name="P35">120g -&gt; 120g</text:p>
      <text:p text:style-name="P35">Rechts: 2*10g, 1*100g</text:p>
      <text:p text:style-name="P35">Links: </text:p>
      <text:p text:style-name="P35">130g -&gt; 130g</text:p>
      <text:p text:style-name="P35">Rechts: 3*10g, 1*100g</text:p>
      <text:p text:style-name="P35">Links: </text:p>
      <text:p text:style-name="P35">140g -&gt; 140g</text:p>
      <text:p text:style-name="P35">Rechts: 1*50g, 1*100g</text:p>
      <text:p text:style-name="P35">Links: 1*10g</text:p>
      <text:p text:style-name="P35">150g -&gt; 150g</text:p>
      <text:p text:style-name="P35">Rechts: 1*50g, 1*100g</text:p>
      <text:p text:style-name="P35">Links: </text:p>
      <text:p text:style-name="P35">160g -&gt; 160g</text:p>
      <text:p text:style-name="P35"><text:soft-page-break/>Rechts: 1*10g, 1*50g, 1*100g</text:p>
      <text:p text:style-name="P35">Links: </text:p>
      <text:p text:style-name="P35">170g -&gt; 170g</text:p>
      <text:p text:style-name="P35">Rechts: 2*10g, 1*50g, 1*100g</text:p>
      <text:p text:style-name="P35">Links: </text:p>
      <text:p text:style-name="P35">180g -&gt; 180g</text:p>
      <text:p text:style-name="P35">Rechts: 3*10g, 1*50g, 1*100g</text:p>
      <text:p text:style-name="P35">Links: </text:p>
      <text:p text:style-name="P35">190g -&gt; 190g</text:p>
      <text:p text:style-name="P35">Rechts: 2*100g</text:p>
      <text:p text:style-name="P35">Links: 1*10g</text:p>
      <text:p text:style-name="P35">200g -&gt; 200g</text:p>
      <text:p text:style-name="P35">Rechts: 2*100g</text:p>
      <text:p text:style-name="P35">Links: </text:p>
      <text:p text:style-name="P35">210g -&gt; 210g</text:p>
      <text:p text:style-name="P35">Rechts: 1*10g, 2*100g</text:p>
      <text:p text:style-name="P35">Links: </text:p>
      <text:p text:style-name="P35">220g -&gt; 220g</text:p>
      <text:p text:style-name="P35">Rechts: 2*10g, 2*100g</text:p>
      <text:p text:style-name="P35">Links: </text:p>
      <text:p text:style-name="P35">230g -&gt; 230g</text:p>
      <text:p text:style-name="P35">Rechts: 3*10g, 2*100g</text:p>
      <text:p text:style-name="P35">Links: </text:p>
      <text:p text:style-name="P35">240g -&gt; 240g</text:p>
      <text:p text:style-name="P35">Rechts: 1*50g, 2*100g</text:p>
      <text:p text:style-name="P35">Links: 1*10g</text:p>
      <text:p text:style-name="P35">250g -&gt; 250g</text:p>
      <text:p text:style-name="P35">Rechts: 1*50g, 2*100g</text:p>
      <text:p text:style-name="P35">Links: </text:p>
      <text:p text:style-name="P35">260g -&gt; 260g</text:p>
      <text:p text:style-name="P35">Rechts: 1*10g, 1*50g, 2*100g</text:p>
      <text:p text:style-name="P35">Links: </text:p>
      <text:p text:style-name="P35">270g -&gt; 270g</text:p>
      <text:p text:style-name="P35">Rechts: 2*10g, 1*50g, 2*100g</text:p>
      <text:p text:style-name="P35">Links: </text:p>
      <text:p text:style-name="P35">280g -&gt; 280g</text:p>
      <text:p text:style-name="P35">Rechts: 3*10g, 1*50g, 2*100g</text:p>
      <text:p text:style-name="P35">Links: </text:p>
      <text:p text:style-name="P35">290g -&gt; 290g</text:p>
      <text:p text:style-name="P35">Rechts: 3*100g</text:p>
      <text:p text:style-name="P35">Links: 1*10g</text:p>
      <text:p text:style-name="P35">300g -&gt; 300g</text:p>
      <text:p text:style-name="P35">Rechts: 3*100g</text:p>
      <text:p text:style-name="P35">Links: </text:p>
      <text:p text:style-name="P35">310g -&gt; 310g</text:p>
      <text:p text:style-name="P35">Rechts: 1*10g, 3*100g</text:p>
      <text:p text:style-name="P35">Links: </text:p>
      <text:p text:style-name="P35">320g -&gt; 320g</text:p>
      <text:p text:style-name="P35">Rechts: 2*10g, 3*100g</text:p>
      <text:p text:style-name="P35">Links: </text:p>
      <text:p text:style-name="P35">330g -&gt; 330g</text:p>
      <text:p text:style-name="P35">Rechts: 3*10g, 3*100g</text:p>
      <text:p text:style-name="P35">Links: </text:p>
      <text:p text:style-name="P35">340g -&gt; 340g</text:p>
      <text:p text:style-name="P35">Rechts: 1*50g, 3*100g</text:p>
      <text:p text:style-name="P35">Links: 1*10g</text:p>
      <text:p text:style-name="P35"><text:soft-page-break/>350g -&gt; 350g</text:p>
      <text:p text:style-name="P35">Rechts: 1*50g, 3*100g</text:p>
      <text:p text:style-name="P35">Links: </text:p>
      <text:p text:style-name="P35">360g -&gt; 360g</text:p>
      <text:p text:style-name="P35">Rechts: 1*10g, 1*50g, 3*100g</text:p>
      <text:p text:style-name="P35">Links: </text:p>
      <text:p text:style-name="P35">370g -&gt; 370g</text:p>
      <text:p text:style-name="P35">Rechts: 2*10g, 1*50g, 3*100g</text:p>
      <text:p text:style-name="P35">Links: </text:p>
      <text:p text:style-name="P35">380g -&gt; 380g</text:p>
      <text:p text:style-name="P35">Rechts: 3*10g, 1*50g, 3*100g</text:p>
      <text:p text:style-name="P35">Links: </text:p>
      <text:p text:style-name="P35">390g -&gt; 390g</text:p>
      <text:p text:style-name="P35">Rechts: 2*50g, 3*100g</text:p>
      <text:p text:style-name="P35">Links: 1*10g</text:p>
      <text:p text:style-name="P35">400g -&gt; 400g</text:p>
      <text:p text:style-name="P35">Rechts: 2*50g, 3*100g</text:p>
      <text:p text:style-name="P35">Links: </text:p>
      <text:p text:style-name="P35">410g -&gt; 410g</text:p>
      <text:p text:style-name="P35">Rechts: 1*10g, 2*50g, 3*100g</text:p>
      <text:p text:style-name="P35">Links: </text:p>
      <text:p text:style-name="P35">420g -&gt; 420g</text:p>
      <text:p text:style-name="P35">Rechts: 2*10g, 2*50g, 3*100g</text:p>
      <text:p text:style-name="P35">Links: </text:p>
      <text:p text:style-name="P35">430g -&gt; 430g</text:p>
      <text:p text:style-name="P35">Rechts: 3*10g, 2*50g, 3*100g</text:p>
      <text:p text:style-name="P35">Links: </text:p>
      <text:p text:style-name="P35">440g -&gt; 440g</text:p>
      <text:p text:style-name="P35">Rechts: 1*500g</text:p>
      <text:p text:style-name="P35">Links: 1*10g, 1*50g</text:p>
      <text:p text:style-name="P35">450g -&gt; 450g</text:p>
      <text:p text:style-name="P35">Rechts: 1*500g</text:p>
      <text:p text:style-name="P35">Links: 1*50g</text:p>
      <text:p text:style-name="P35">460g -&gt; 460g</text:p>
      <text:p text:style-name="P35">Rechts: 1*10g, 1*500g</text:p>
      <text:p text:style-name="P35">Links: 1*50g</text:p>
      <text:p text:style-name="P35">470g -&gt; 470g</text:p>
      <text:p text:style-name="P35">Rechts: 1*500g</text:p>
      <text:p text:style-name="P35">Links: 3*10g</text:p>
      <text:p text:style-name="P35">480g -&gt; 480g</text:p>
      <text:p text:style-name="P35">Rechts: 1*500g</text:p>
      <text:p text:style-name="P35">Links: 2*10g</text:p>
      <text:p text:style-name="P35">490g -&gt; 490g</text:p>
      <text:p text:style-name="P35">Rechts: 1*500g</text:p>
      <text:p text:style-name="P35">Links: 1*10g</text:p>
      <text:p text:style-name="P35">500g -&gt; 500g</text:p>
      <text:p text:style-name="P35">Rechts: 1*500g</text:p>
      <text:p text:style-name="P36">Links:</text:p>
      <text:p text:style-name="P36"/>
      <text:p text:style-name="P27"><text:span text:style-name="T15">[...]</text:span><text:span text:style-name="T13"><text:line-break/></text:span></text:p>
      <text:p text:style-name="P30">9500g -&gt; 9500g</text:p>
      <text:p text:style-name="P35">Rechts: 3*500g, 3*1000g, 1*5000g</text:p>
      <text:p text:style-name="P35">Links: </text:p>
      <text:p text:style-name="P35">9510g -&gt; 9510g</text:p>
      <text:p text:style-name="P35">Rechts: 1*10g, 3*500g, 3*1000g, 1*5000g</text:p>
      <text:p text:style-name="P35"><text:soft-page-break/>Links: </text:p>
      <text:p text:style-name="P35">9520g -&gt; 9520g</text:p>
      <text:p text:style-name="P35">Rechts: 2*10g, 3*500g, 3*1000g, 1*5000g</text:p>
      <text:p text:style-name="P35">Links: </text:p>
      <text:p text:style-name="P35">9530g -&gt; 9530g</text:p>
      <text:p text:style-name="P35">Rechts: 3*10g, 3*500g, 3*1000g, 1*5000g</text:p>
      <text:p text:style-name="P35">Links: </text:p>
      <text:p text:style-name="P35">9540g -&gt; 9540g</text:p>
      <text:p text:style-name="P35">Rechts: 1*50g, 3*500g, 3*1000g, 1*5000g</text:p>
      <text:p text:style-name="P35">Links: 1*10g</text:p>
      <text:p text:style-name="P35">9550g -&gt; 9550g</text:p>
      <text:p text:style-name="P35">Rechts: 1*50g, 3*500g, 3*1000g, 1*5000g</text:p>
      <text:p text:style-name="P35">Links: </text:p>
      <text:p text:style-name="P35">9560g -&gt; 9560g</text:p>
      <text:p text:style-name="P35">Rechts: 1*10g, 1*50g, 3*500g, 3*1000g, 1*5000g</text:p>
      <text:p text:style-name="P35">Links: </text:p>
      <text:p text:style-name="P35">9570g -&gt; 9570g</text:p>
      <text:p text:style-name="P35">Rechts: 2*10g, 1*50g, 3*500g, 3*1000g, 1*5000g</text:p>
      <text:p text:style-name="P35">Links: </text:p>
      <text:p text:style-name="P35">9580g -&gt; 9580g</text:p>
      <text:p text:style-name="P35">Rechts: 3*10g, 1*50g, 3*500g, 3*1000g, 1*5000g</text:p>
      <text:p text:style-name="P35">Links: </text:p>
      <text:p text:style-name="P35">9590g -&gt; 9590g</text:p>
      <text:p text:style-name="P35">Rechts: 1*100g, 3*500g, 3*1000g, 1*5000g</text:p>
      <text:p text:style-name="P35">Links: 1*10g</text:p>
      <text:p text:style-name="P35">9600g -&gt; 9600g</text:p>
      <text:p text:style-name="P35">Rechts: 1*100g, 3*500g, 3*1000g, 1*5000g</text:p>
      <text:p text:style-name="P35">Links: </text:p>
      <text:p text:style-name="P35">9610g -&gt; 9610g</text:p>
      <text:p text:style-name="P35">Rechts: 1*10g, 1*100g, 3*500g, 3*1000g, 1*5000g</text:p>
      <text:p text:style-name="P35">Links: </text:p>
      <text:p text:style-name="P35">9620g -&gt; 9620g</text:p>
      <text:p text:style-name="P35">Rechts: 2*10g, 1*100g, 3*500g, 3*1000g, 1*5000g</text:p>
      <text:p text:style-name="P35">Links: </text:p>
      <text:p text:style-name="P35">9630g -&gt; 9630g</text:p>
      <text:p text:style-name="P35">Rechts: 3*10g, 1*100g, 3*500g, 3*1000g, 1*5000g</text:p>
      <text:p text:style-name="P35">Links: </text:p>
      <text:p text:style-name="P35">9640g -&gt; 9640g</text:p>
      <text:p text:style-name="P35">Rechts: 1*50g, 1*100g, 3*500g, 3*1000g, 1*5000g</text:p>
      <text:p text:style-name="P35">Links: 1*10g</text:p>
      <text:p text:style-name="P35">9650g -&gt; 9650g</text:p>
      <text:p text:style-name="P35">Rechts: 1*50g, 1*100g, 3*500g, 3*1000g, 1*5000g</text:p>
      <text:p text:style-name="P35">Links: </text:p>
      <text:p text:style-name="P35">9660g -&gt; 9660g</text:p>
      <text:p text:style-name="P35">Rechts: 1*10g, 1*50g, 1*100g, 3*500g, 3*1000g, 1*5000g</text:p>
      <text:p text:style-name="P35">Links: </text:p>
      <text:p text:style-name="P35">9670g -&gt; 9670g</text:p>
      <text:p text:style-name="P35">Rechts: 2*10g, 1*50g, 1*100g, 3*500g, 3*1000g, 1*5000g</text:p>
      <text:p text:style-name="P35">Links: </text:p>
      <text:p text:style-name="P35">9680g -&gt; 9680g</text:p>
      <text:p text:style-name="P35">Rechts: 3*10g, 1*50g, 1*100g, 3*500g, 3*1000g, 1*5000g</text:p>
      <text:p text:style-name="P35">Links: </text:p>
      <text:p text:style-name="P35">9690g -&gt; 9690g</text:p>
      <text:p text:style-name="P35">Rechts: 2*100g, 3*500g, 3*1000g, 1*5000g</text:p>
      <text:p text:style-name="P35">Links: 1*10g</text:p>
      <text:p text:style-name="P35">9700g -&gt; 9700g</text:p>
      <text:p text:style-name="P35"><text:soft-page-break/>Rechts: 2*100g, 3*500g, 3*1000g, 1*5000g</text:p>
      <text:p text:style-name="P35">Links: </text:p>
      <text:p text:style-name="P35">9710g -&gt; 9710g</text:p>
      <text:p text:style-name="P35">Rechts: 1*10g, 2*100g, 3*500g, 3*1000g, 1*5000g</text:p>
      <text:p text:style-name="P35">Links: </text:p>
      <text:p text:style-name="P35">9720g -&gt; 9720g</text:p>
      <text:p text:style-name="P35">Rechts: 2*10g, 2*100g, 3*500g, 3*1000g, 1*5000g</text:p>
      <text:p text:style-name="P35">Links: </text:p>
      <text:p text:style-name="P35">9730g -&gt; 9730g</text:p>
      <text:p text:style-name="P35">Rechts: 3*10g, 2*100g, 3*500g, 3*1000g, 1*5000g</text:p>
      <text:p text:style-name="P35">Links: </text:p>
      <text:p text:style-name="P35">9740g -&gt; 9740g</text:p>
      <text:p text:style-name="P35">Rechts: 1*50g, 2*100g, 3*500g, 3*1000g, 1*5000g</text:p>
      <text:p text:style-name="P35">Links: 1*10g</text:p>
      <text:p text:style-name="P35">9750g -&gt; 9750g</text:p>
      <text:p text:style-name="P35">Rechts: 1*50g, 2*100g, 3*500g, 3*1000g, 1*5000g</text:p>
      <text:p text:style-name="P35">Links: </text:p>
      <text:p text:style-name="P35">9760g -&gt; 9760g</text:p>
      <text:p text:style-name="P35">Rechts: 1*10g, 1*50g, 2*100g, 3*500g, 3*1000g, 1*5000g</text:p>
      <text:p text:style-name="P35">Links: </text:p>
      <text:p text:style-name="P35">9770g -&gt; 9770g</text:p>
      <text:p text:style-name="P35">Rechts: 2*10g, 1*50g, 2*100g, 3*500g, 3*1000g, 1*5000g</text:p>
      <text:p text:style-name="P35">Links: </text:p>
      <text:p text:style-name="P35">9780g -&gt; 9780g</text:p>
      <text:p text:style-name="P35">Rechts: 3*10g, 1*50g, 2*100g, 3*500g, 3*1000g, 1*5000g</text:p>
      <text:p text:style-name="P35">Links: </text:p>
      <text:p text:style-name="P35">9790g -&gt; 9790g</text:p>
      <text:p text:style-name="P35">Rechts: 3*100g, 3*500g, 3*1000g, 1*5000g</text:p>
      <text:p text:style-name="P35">Links: 1*10g</text:p>
      <text:p text:style-name="P35">9800g -&gt; 9800g</text:p>
      <text:p text:style-name="P35">Rechts: 3*100g, 3*500g, 3*1000g, 1*5000g</text:p>
      <text:p text:style-name="P35">Links: </text:p>
      <text:p text:style-name="P35">9810g -&gt; 9810g</text:p>
      <text:p text:style-name="P35">Rechts: 1*10g, 3*100g, 3*500g, 3*1000g, 1*5000g</text:p>
      <text:p text:style-name="P35">Links: </text:p>
      <text:p text:style-name="P35">9820g -&gt; 9820g</text:p>
      <text:p text:style-name="P35">Rechts: 2*10g, 3*100g, 3*500g, 3*1000g, 1*5000g</text:p>
      <text:p text:style-name="P35">Links: </text:p>
      <text:p text:style-name="P35">9830g -&gt; 9830g</text:p>
      <text:p text:style-name="P35">Rechts: 3*10g, 3*100g, 3*500g, 3*1000g, 1*5000g</text:p>
      <text:p text:style-name="P35">Links: </text:p>
      <text:p text:style-name="P35">9840g -&gt; 9840g</text:p>
      <text:p text:style-name="P35">Rechts: 1*50g, 3*100g, 3*500g, 3*1000g, 1*5000g</text:p>
      <text:p text:style-name="P35">Links: 1*10g</text:p>
      <text:p text:style-name="P35">9850g -&gt; 9850g</text:p>
      <text:p text:style-name="P35">Rechts: 1*50g, 3*100g, 3*500g, 3*1000g, 1*5000g</text:p>
      <text:p text:style-name="P35">Links: </text:p>
      <text:p text:style-name="P35">9860g -&gt; 9860g</text:p>
      <text:p text:style-name="P35">Rechts: 1*10g, 1*50g, 3*100g, 3*500g, 3*1000g, 1*5000g</text:p>
      <text:p text:style-name="P35">Links: </text:p>
      <text:p text:style-name="P35">9870g -&gt; 9870g</text:p>
      <text:p text:style-name="P35">Rechts: 2*10g, 1*50g, 3*100g, 3*500g, 3*1000g, 1*5000g</text:p>
      <text:p text:style-name="P35">Links: </text:p>
      <text:p text:style-name="P35">9880g -&gt; 9880g</text:p>
      <text:p text:style-name="P35">Rechts: 3*10g, 1*50g, 3*100g, 3*500g, 3*1000g, 1*5000g</text:p>
      <text:p text:style-name="P35">Links: </text:p>
      <text:p text:style-name="P35"><text:soft-page-break/>9890g -&gt; 9890g</text:p>
      <text:p text:style-name="P35">Rechts: 2*50g, 3*100g, 3*500g, 3*1000g, 1*5000g</text:p>
      <text:p text:style-name="P35">Links: 1*10g</text:p>
      <text:p text:style-name="P35">9900g -&gt; 9900g</text:p>
      <text:p text:style-name="P35">Rechts: 2*50g, 3*100g, 3*500g, 3*1000g, 1*5000g</text:p>
      <text:p text:style-name="P35">Links: </text:p>
      <text:p text:style-name="P35">9910g -&gt; 9910g</text:p>
      <text:p text:style-name="P35">Rechts: 1*10g, 2*50g, 3*100g, 3*500g, 3*1000g, 1*5000g</text:p>
      <text:p text:style-name="P35">Links: </text:p>
      <text:p text:style-name="P35">9920g -&gt; 9920g</text:p>
      <text:p text:style-name="P35">Rechts: 2*10g, 2*50g, 3*100g, 3*500g, 3*1000g, 1*5000g</text:p>
      <text:p text:style-name="P35">Links: </text:p>
      <text:p text:style-name="P35">9930g -&gt; 9930g</text:p>
      <text:p text:style-name="P35">Rechts: 3*10g, 2*50g, 3*100g, 3*500g, 3*1000g, 1*5000g</text:p>
      <text:p text:style-name="P35">Links: </text:p>
      <text:p text:style-name="P35">9940g -&gt; 9930g</text:p>
      <text:p text:style-name="P35">Rechts: 3*10g, 2*50g, 3*100g, 3*500g, 3*1000g, 1*5000g</text:p>
      <text:p text:style-name="P35">Links: </text:p>
      <text:p text:style-name="P35">9950g -&gt; 9930g</text:p>
      <text:p text:style-name="P35">Rechts: 3*10g, 2*50g, 3*100g, 3*500g, 3*1000g, 1*5000g</text:p>
      <text:p text:style-name="P35">Links: </text:p>
      <text:p text:style-name="P35">9960g -&gt; 9930g</text:p>
      <text:p text:style-name="P35">Rechts: 3*10g, 2*50g, 3*100g, 3*500g, 3*1000g, 1*5000g</text:p>
      <text:p text:style-name="P35">Links: </text:p>
      <text:p text:style-name="P35">9970g -&gt; 9930g</text:p>
      <text:p text:style-name="P35">Rechts: 3*10g, 2*50g, 3*100g, 3*500g, 3*1000g, 1*5000g</text:p>
      <text:p text:style-name="P35">Links: </text:p>
      <text:p text:style-name="P35">9980g -&gt; 9930g</text:p>
      <text:p text:style-name="P35">Rechts: 3*10g, 2*50g, 3*100g, 3*500g, 3*1000g, 1*5000g</text:p>
      <text:p text:style-name="P35">Links: </text:p>
      <text:p text:style-name="P35">9990g -&gt; 9930g</text:p>
      <text:p text:style-name="P35">Rechts: 3*10g, 2*50g, 3*100g, 3*500g, 3*1000g, 1*5000g</text:p>
      <text:p text:style-name="P35">Links: </text:p>
      <text:p text:style-name="P35">10000g -&gt; 9930g</text:p>
      <text:p text:style-name="P35">Rechts: 3*10g, 2*50g, 3*100g, 3*500g, 3*1000g, 1*5000g</text:p>
      <text:p text:style-name="P27"><text:span text:style-name="T14">Links: </text:span><text:span text:style-name="T13"><text:line-break/></text:span></text:p>
      <text:p text:style-name="P28"><text:span text:style-name="T4">E</text:span><text:span text:style-name="T3">s wird immer zuerst angegeben, wie nah man an das gesuchte Gewicht ran kommt und dann welche Gewichtsstücke man nach rechts bzw. links legen muss. </text:span><text:span text:style-name="T5">Man sieht auch, dass immer die minimale Anzahl an Gewichten mit der geringsten Gesamtmasse ausgegeben wird. So wird für 30g 3*10g rechts angegeben und nicht 1*50g links und 2*10g Rechts da die Gesamtmasse von 30g kleiner als die Gesamtmasse von 70g.</text:span></text:p>
      <text:p text:style-name="P41"/>
      <text:p text:style-name="P7"><text:span text:style-name="T4">Bei </text:span><text:span text:style-name="T8">Gewichtsstücke </text:span><text:span text:style-name="T9">1</text:span><text:span text:style-name="T4"> erzeugt das Programm folgende Ausgabe:</text:span></text:p>
      <text:p text:style-name="P21"/>
      <text:p text:style-name="P24">10g -&gt; 10g</text:p>
      <text:p text:style-name="P35">Rechts: 2*42g</text:p>
      <text:p text:style-name="P35">Links: 5*371g</text:p>
      <text:p text:style-name="P35">20g -&gt; 19g</text:p>
      <text:p text:style-name="P35">Rechts: 2*42g, 3*127g, 1*2000g</text:p>
      <text:p text:style-name="P35">Links: 2*371g</text:p>
      <text:p text:style-name="P35">30g -&gt; 29g</text:p>
      <text:p text:style-name="P35">Rechts: 3*42g, 1*2000g</text:p>
      <text:p text:style-name="P35">Links: 1*127g, 3*371g</text:p>
      <text:p text:style-name="P35"><text:soft-page-break/>40g -&gt; 42g</text:p>
      <text:p text:style-name="P35">Rechts: 3*127g, 4*371g</text:p>
      <text:p text:style-name="P35">Links: 1*42g</text:p>
      <text:p text:style-name="P35">50g -&gt; 51g</text:p>
      <text:p text:style-name="P35">Rechts: 3*42g, 1*2000g</text:p>
      <text:p text:style-name="P35">Links: 1*371g</text:p>
      <text:p text:style-name="P35">60g -&gt; 60g</text:p>
      <text:p text:style-name="P35">Rechts: 2*127g, 1*2000g</text:p>
      <text:p text:style-name="P35">Links: 1*42g, 1*371g</text:p>
      <text:p text:style-name="P35">70g -&gt; 70g</text:p>
      <text:p text:style-name="P35">Rechts: 1*2000g</text:p>
      <text:p text:style-name="P35">Links: 2*127g, 2*371g</text:p>
      <text:p text:style-name="P35">80g -&gt; 84g</text:p>
      <text:p text:style-name="P35">Rechts: 3*127g, 4*371g</text:p>
      <text:p text:style-name="P35">Links: </text:p>
      <text:p text:style-name="P35">90g -&gt; 93g</text:p>
      <text:p text:style-name="P35">Rechts: 1*2000g</text:p>
      <text:p text:style-name="P35">Links: 3*42g</text:p>
      <text:p text:style-name="P35">100g -&gt; 100g</text:p>
      <text:p text:style-name="P35">Rechts: 2*371g</text:p>
      <text:p text:style-name="P35">Links: 1*42g, 3*127g, 1*2000g</text:p>
      <text:p text:style-name="P35">110g -&gt; 110g</text:p>
      <text:p text:style-name="P35">Rechts: 1*371g</text:p>
      <text:p text:style-name="P35">Links: 1*42g, 1*2000g</text:p>
      <text:p text:style-name="P35">120g -&gt; 118g</text:p>
      <text:p text:style-name="P35">Rechts: 2*42g, 2*127g, 4*371g</text:p>
      <text:p text:style-name="P35">Links: </text:p>
      <text:p text:style-name="P35">130g -&gt; 128g</text:p>
      <text:p text:style-name="P35">Rechts: </text:p>
      <text:p text:style-name="P35">Links: 1*42g, 1*127g, 4*371g</text:p>
      <text:p text:style-name="P35">140g -&gt; 141g</text:p>
      <text:p text:style-name="P35">Rechts: 2*42g, 3*127g, 2*371g</text:p>
      <text:p text:style-name="P35">Links: 1*2000g</text:p>
      <text:p text:style-name="P35">150g -&gt; 151g</text:p>
      <text:p text:style-name="P35">Rechts: 3*42g, 1*371g</text:p>
      <text:p text:style-name="P35">Links: 1*127g, 1*2000g</text:p>
      <text:p text:style-name="P35">160g -&gt; 160g</text:p>
      <text:p text:style-name="P35">Rechts: 3*42g, 2*127g, 4*371g</text:p>
      <text:p text:style-name="P35">Links: </text:p>
      <text:p text:style-name="P35">170g -&gt; 170g</text:p>
      <text:p text:style-name="P35">Rechts: </text:p>
      <text:p text:style-name="P35">Links: 1*127g, 4*371g</text:p>
      <text:p text:style-name="P35">180g -&gt; 178g</text:p>
      <text:p text:style-name="P35">Rechts: 3*42g, 1*127g, 1*2000g</text:p>
      <text:p text:style-name="P35">Links: 1*371g</text:p>
      <text:p text:style-name="P35">190g -&gt; 188g</text:p>
      <text:p text:style-name="P35">Rechts: 1*2000g</text:p>
      <text:p text:style-name="P35">Links: 3*42g, 3*127g, 1*371g</text:p>
      <text:p text:style-name="P35">200g -&gt; 201g</text:p>
      <text:p text:style-name="P35">Rechts: 1*127g, 5*371g</text:p>
      <text:p text:style-name="P35">Links: </text:p>
      <text:p text:style-name="P35">210g -&gt; 211g</text:p>
      <text:p text:style-name="P35">Rechts: 1*42g, 4*371g</text:p>
      <text:p text:style-name="P35">Links: 3*127g</text:p>
      <text:p text:style-name="P35">220g -&gt; 220g</text:p>
      <text:p text:style-name="P35">Rechts: 1*127g, 1*2000g</text:p>
      <text:p text:style-name="P35"><text:soft-page-break/>Links: 3*42g</text:p>
      <text:p text:style-name="P35">230g -&gt; 230g</text:p>
      <text:p text:style-name="P35">Rechts: 1*2000g</text:p>
      <text:p text:style-name="P35">Links: 2*42g, 3*127g, 1*371g</text:p>
      <text:p text:style-name="P35">240g -&gt; 239g</text:p>
      <text:p text:style-name="P35">Rechts: 1*42g, 1*2000g</text:p>
      <text:p text:style-name="P35">Links: 1*127g, 2*371g</text:p>
      <text:p text:style-name="P35">250g -&gt; 253g</text:p>
      <text:p text:style-name="P35">Rechts: 2*42g, 4*371g</text:p>
      <text:p text:style-name="P35">Links: 3*127g</text:p>
      <text:p text:style-name="P35">260g -&gt; 261g</text:p>
      <text:p text:style-name="P35">Rechts: 1*42g, 1*2000g</text:p>
      <text:p text:style-name="P35">Links: </text:p>
      <text:p text:style-name="P35">270g -&gt; 269g</text:p>
      <text:p text:style-name="P35">Rechts: 2*371g</text:p>
      <text:p text:style-name="P35">Links: 2*127g, 1*2000g</text:p>
      <text:p text:style-name="P35">280g -&gt; 281g</text:p>
      <text:p text:style-name="P35">Rechts: 2*42g, 1*2000g</text:p>
      <text:p text:style-name="P35">Links: 1*127g, 2*371g</text:p>
      <text:p text:style-name="P35">290g -&gt; 287g</text:p>
      <text:p text:style-name="P35">Rechts: 3*42g, 3*127g, 4*371g</text:p>
      <text:p text:style-name="P35">Links: </text:p>
      <text:p text:style-name="P35">300g -&gt; 297g</text:p>
      <text:p text:style-name="P35">Rechts: </text:p>
      <text:p text:style-name="P35">Links: 4*371g</text:p>
      <text:p text:style-name="P35">310g -&gt; 310g</text:p>
      <text:p text:style-name="P35">Rechts: 3*371g</text:p>
      <text:p text:style-name="P35">Links: 3*42g, 3*127g, 1*2000g</text:p>
      <text:p text:style-name="P35">320g -&gt; 320g</text:p>
      <text:p text:style-name="P35">Rechts: 2*371g</text:p>
      <text:p text:style-name="P35">Links: 3*42g, 1*2000g</text:p>
      <text:p text:style-name="P35">330g -&gt; 329g</text:p>
      <text:p text:style-name="P35">Rechts: 3*127g, 5*371g</text:p>
      <text:p text:style-name="P35">Links: 3*42g</text:p>
      <text:p text:style-name="P35">340g -&gt; 339g</text:p>
      <text:p text:style-name="P35">Rechts: 1*42g</text:p>
      <text:p text:style-name="P35">Links: 4*371g</text:p>
      <text:p text:style-name="P35">350g -&gt; 352g</text:p>
      <text:p text:style-name="P35">Rechts: 3*371g</text:p>
      <text:p text:style-name="P35">Links: 2*42g, 3*127g, 1*2000g</text:p>
      <text:p text:style-name="P35">360g -&gt; 361g</text:p>
      <text:p text:style-name="P35">Rechts: 6*371g</text:p>
      <text:p text:style-name="P35">Links: 2*42g</text:p>
      <text:p text:style-name="P35">370g -&gt; 370g</text:p>
      <text:p text:style-name="P35">Rechts: 1*42g, 2*127g, 5*371g</text:p>
      <text:p text:style-name="P35">Links: </text:p>
      <text:p text:style-name="P35">380g -&gt; 380g</text:p>
      <text:p text:style-name="P35">Rechts: 2*42g, 4*371g</text:p>
      <text:p text:style-name="P35">Links: 2*127g</text:p>
      <text:p text:style-name="P35">390g -&gt; 390g</text:p>
      <text:p text:style-name="P35">Rechts: 2*42g, 3*127g, 1*2000g</text:p>
      <text:p text:style-name="P35">Links: 1*371g</text:p>
      <text:p text:style-name="P35">400g -&gt; 400g</text:p>
      <text:p text:style-name="P35">Rechts: 3*42g, 1*2000g</text:p>
      <text:p text:style-name="P35">Links: 1*127g, 2*371g</text:p>
      <text:p text:style-name="P35">410g -&gt; 413g</text:p>
      <text:p text:style-name="P35"><text:soft-page-break/>Rechts: 3*127g, 5*371g</text:p>
      <text:p text:style-name="P35">Links: 1*42g</text:p>
      <text:p text:style-name="P35">420g -&gt; 422g</text:p>
      <text:p text:style-name="P35">Rechts: 3*42g, 1*2000g</text:p>
      <text:p text:style-name="P35">Links: </text:p>
      <text:p text:style-name="P35">430g -&gt; 431g</text:p>
      <text:p text:style-name="P35">Rechts: 2*127g, 1*2000g</text:p>
      <text:p text:style-name="P35">Links: 1*42g</text:p>
      <text:p text:style-name="P35">440g -&gt; 441g</text:p>
      <text:p text:style-name="P35">Rechts: 1*2000g</text:p>
      <text:p text:style-name="P35">Links: 2*127g, 1*371g</text:p>
      <text:p text:style-name="P35">450g -&gt; 446g</text:p>
      <text:p text:style-name="P35">Rechts: 1*127g, 6*371g</text:p>
      <text:p text:style-name="P35">Links: 3*42g</text:p>
      <text:p text:style-name="P35">460g -&gt; 456g</text:p>
      <text:p text:style-name="P35">Rechts: 5*371g</text:p>
      <text:p text:style-name="P35">Links: 2*42g, 3*127g</text:p>
      <text:p text:style-name="P35">470g -&gt; 473g</text:p>
      <text:p text:style-name="P35">Rechts: 2*127g, 1*2000g</text:p>
      <text:p text:style-name="P35">Links: </text:p>
      <text:p text:style-name="P35">480g -&gt; 480g</text:p>
      <text:p text:style-name="P35">Rechts: 2*42g, 2*371g</text:p>
      <text:p text:style-name="P35">Links: 1*127g, 1*2000g</text:p>
      <text:p text:style-name="P35">490g -&gt; 489g</text:p>
      <text:p text:style-name="P35">Rechts: 2*42g, 2*127g, 5*371g</text:p>
      <text:p text:style-name="P35">Links: </text:p>
      <text:p text:style-name="P35">500g -&gt; 499g</text:p>
      <text:p text:style-name="P35">Rechts: 3*42g, 4*371g</text:p>
      <text:p text:style-name="P24">Links: 2*127g</text:p>
      <text:p text:style-name="P24"/>
      <text:p text:style-name="P31">[...]</text:p>
      <text:p text:style-name="P25"/>
      <text:p text:style-name="P25">9500g -&gt; 9501g</text:p>
      <text:p text:style-name="P35">Rechts: 1*42g, 1*127g, 3*371g, 5*2000g</text:p>
      <text:p text:style-name="P35">Links: </text:p>
      <text:p text:style-name="P35">9510g -&gt; 9511g</text:p>
      <text:p text:style-name="P35">Rechts: 2*42g, 2*371g, 5*2000g</text:p>
      <text:p text:style-name="P35">Links: 3*127g</text:p>
      <text:p text:style-name="P35">9520g -&gt; 9517g</text:p>
      <text:p text:style-name="P35">Rechts: 3*42g, 1*127g, 5*2000g</text:p>
      <text:p text:style-name="P35">Links: 5*371g</text:p>
      <text:p text:style-name="P35">9530g -&gt; 9527g</text:p>
      <text:p text:style-name="P35">Rechts: 5*2000g</text:p>
      <text:p text:style-name="P35">Links: 3*42g, 3*127g, 5*371g</text:p>
      <text:p text:style-name="P35">9540g -&gt; 9536g</text:p>
      <text:p text:style-name="P35">Rechts: 5*2000g</text:p>
      <text:p text:style-name="P35">Links: 1*127g, 6*371g</text:p>
      <text:p text:style-name="P35">9550g -&gt; 9554g</text:p>
      <text:p text:style-name="P35">Rechts: 2*371g, 5*2000g</text:p>
      <text:p text:style-name="P35">Links: 2*127g</text:p>
      <text:p text:style-name="P35">9560g -&gt; 9559g</text:p>
      <text:p text:style-name="P35">Rechts: 1*127g, 5*2000g</text:p>
      <text:p text:style-name="P35">Links: 3*42g, 4*371g</text:p>
      <text:p text:style-name="P35">9570g -&gt; 9569g</text:p>
      <text:p text:style-name="P35">Rechts: 5*2000g</text:p>
      <text:p text:style-name="P35">Links: 2*42g, 3*127g, 5*371g</text:p>
      <text:p text:style-name="P35"><text:soft-page-break/>9580g -&gt; 9578g</text:p>
      <text:p text:style-name="P35">Rechts: 1*42g, 5*2000g</text:p>
      <text:p text:style-name="P35">Links: 1*127g, 6*371g</text:p>
      <text:p text:style-name="P35">9590g -&gt; 9587g</text:p>
      <text:p text:style-name="P35">Rechts: 3*127g, 3*371g, 5*2000g</text:p>
      <text:p text:style-name="P35">Links: 3*42g</text:p>
      <text:p text:style-name="P35">9600g -&gt; 9600g</text:p>
      <text:p text:style-name="P35">Rechts: 1*42g, 5*2000g</text:p>
      <text:p text:style-name="P35">Links: 4*371g</text:p>
      <text:p text:style-name="P35">9610g -&gt; 9610g</text:p>
      <text:p text:style-name="P35">Rechts: 1*42g, 3*127g, 5*2000g</text:p>
      <text:p text:style-name="P35">Links: 5*371g</text:p>
      <text:p text:style-name="P35">9620g -&gt; 9620g</text:p>
      <text:p text:style-name="P35">Rechts: 2*42g, 1*127g, 3*371g, 5*2000g</text:p>
      <text:p text:style-name="P35">Links: </text:p>
      <text:p text:style-name="P35">9630g -&gt; 9630g</text:p>
      <text:p text:style-name="P35">Rechts: 3*42g, 2*371g, 5*2000g</text:p>
      <text:p text:style-name="P35">Links: 3*127g</text:p>
      <text:p text:style-name="P35">9640g -&gt; 9639g</text:p>
      <text:p text:style-name="P35">Rechts: 2*371g, 5*2000g</text:p>
      <text:p text:style-name="P35">Links: 1*42g, 1*127g</text:p>
      <text:p text:style-name="P35">9650g -&gt; 9653g</text:p>
      <text:p text:style-name="P35">Rechts: 5*2000g</text:p>
      <text:p text:style-name="P35">Links: 3*127g, 5*371g</text:p>
      <text:p text:style-name="P35">9660g -&gt; 9661g</text:p>
      <text:p text:style-name="P35">Rechts: 4*371g, 5*2000g</text:p>
      <text:p text:style-name="P35">Links: 1*42g</text:p>
      <text:p text:style-name="P35">9670g -&gt; 9671g</text:p>
      <text:p text:style-name="P35">Rechts: 3*127g, 3*371g, 5*2000g</text:p>
      <text:p text:style-name="P35">Links: 1*42g</text:p>
      <text:p text:style-name="P35">9680g -&gt; 9681g</text:p>
      <text:p text:style-name="P35">Rechts: 2*371g, 5*2000g</text:p>
      <text:p text:style-name="P35">Links: 1*127g</text:p>
      <text:p text:style-name="P35">9690g -&gt; 9686g</text:p>
      <text:p text:style-name="P35">Rechts: 2*127g, 5*2000g</text:p>
      <text:p text:style-name="P35">Links: 3*42g, 4*371g</text:p>
      <text:p text:style-name="P35">9700g -&gt; 9703g</text:p>
      <text:p text:style-name="P35">Rechts: 4*371g, 5*2000g</text:p>
      <text:p text:style-name="P35">Links: </text:p>
      <text:p text:style-name="P35">9710g -&gt; 9713g</text:p>
      <text:p text:style-name="P35">Rechts: 3*127g, 3*371g, 5*2000g</text:p>
      <text:p text:style-name="P35">Links: </text:p>
      <text:p text:style-name="P35">9720g -&gt; 9719g</text:p>
      <text:p text:style-name="P35">Rechts: 2*42g, 5*2000g</text:p>
      <text:p text:style-name="P35">Links: 4*371g</text:p>
      <text:p text:style-name="P35">9730g -&gt; 9729g</text:p>
      <text:p text:style-name="P35">Rechts: 2*42g, 3*127g, 5*2000g</text:p>
      <text:p text:style-name="P35">Links: 5*371g</text:p>
      <text:p text:style-name="P35">9740g -&gt; 9739g</text:p>
      <text:p text:style-name="P35">Rechts: 3*42g, 5*2000g</text:p>
      <text:p text:style-name="P35">Links: 1*127g, 6*371g</text:p>
      <text:p text:style-name="P35">9750g -&gt; 9747g</text:p>
      <text:p text:style-name="P35">Rechts: 2*42g, 2*127g, 3*371g, 5*2000g</text:p>
      <text:p text:style-name="P35">Links: </text:p>
      <text:p text:style-name="P35">9760g -&gt; 9761g</text:p>
      <text:p text:style-name="P35">Rechts: 3*42g, 5*2000g</text:p>
      <text:p text:style-name="P35"><text:soft-page-break/>Links: 4*371g</text:p>
      <text:p text:style-name="P35">9770g -&gt; 9770g</text:p>
      <text:p text:style-name="P35">Rechts: 2*127g, 5*2000g</text:p>
      <text:p text:style-name="P35">Links: 1*42g, 4*371g</text:p>
      <text:p text:style-name="P35">9780g -&gt; 9780g</text:p>
      <text:p text:style-name="P35">Rechts: 5*2000g</text:p>
      <text:p text:style-name="P35">Links: 2*127g, 5*371g</text:p>
      <text:p text:style-name="P35">9790g -&gt; 9789g</text:p>
      <text:p text:style-name="P35">Rechts: 3*42g, 2*127g, 3*371g, 5*2000g</text:p>
      <text:p text:style-name="P35">Links: </text:p>
      <text:p text:style-name="P35">9800g -&gt; 9799g</text:p>
      <text:p text:style-name="P35">Rechts: 3*371g, 5*2000g</text:p>
      <text:p text:style-name="P35">Links: 3*42g, 2*127g</text:p>
      <text:p text:style-name="P35">9810g -&gt; 9812g</text:p>
      <text:p text:style-name="P35">Rechts: 2*127g, 5*2000g</text:p>
      <text:p text:style-name="P35">Links: 4*371g</text:p>
      <text:p text:style-name="P35">9820g -&gt; 9822g</text:p>
      <text:p text:style-name="P35">Rechts: 1*42g, 5*2000g</text:p>
      <text:p text:style-name="P35">Links: 2*127g, 5*371g</text:p>
      <text:p text:style-name="P35">9830g -&gt; 9830g</text:p>
      <text:p text:style-name="P35">Rechts: 1*127g, 4*371g, 5*2000g</text:p>
      <text:p text:style-name="P35">Links: </text:p>
      <text:p text:style-name="P35">9840g -&gt; 9840g</text:p>
      <text:p text:style-name="P35">Rechts: 1*42g, 3*371g, 5*2000g</text:p>
      <text:p text:style-name="P35">Links: 3*127g</text:p>
      <text:p text:style-name="P35">9850g -&gt; 9846g</text:p>
      <text:p text:style-name="P35">Rechts: 2*42g, 1*127g, 5*2000g</text:p>
      <text:p text:style-name="P35">Links: 4*371g</text:p>
      <text:p text:style-name="P35">9860g -&gt; 9856g</text:p>
      <text:p text:style-name="P35">Rechts: 3*42g, 5*2000g</text:p>
      <text:p text:style-name="P35">Links: 3*127g, 5*371g</text:p>
      <text:p text:style-name="P35">9870g -&gt; 9872g</text:p>
      <text:p text:style-name="P35">Rechts: 1*42g, 1*127g, 4*371g, 5*2000g</text:p>
      <text:p text:style-name="P35">Links: </text:p>
      <text:p text:style-name="P35">9880g -&gt; 9882g</text:p>
      <text:p text:style-name="P35">Rechts: 2*42g, 3*371g, 5*2000g</text:p>
      <text:p text:style-name="P35">Links: 3*127g</text:p>
      <text:p text:style-name="P35">9890g -&gt; 9888g</text:p>
      <text:p text:style-name="P35">Rechts: 3*42g, 1*127g, 5*2000g</text:p>
      <text:p text:style-name="P35">Links: 4*371g</text:p>
      <text:p text:style-name="P35">9900g -&gt; 9898g</text:p>
      <text:p text:style-name="P35">Rechts: 5*2000g</text:p>
      <text:p text:style-name="P35">Links: 3*42g, 3*127g, 4*371g</text:p>
      <text:p text:style-name="P35">9910g -&gt; 9907g</text:p>
      <text:p text:style-name="P35">Rechts: 5*2000g</text:p>
      <text:p text:style-name="P35">Links: 1*127g, 5*371g</text:p>
      <text:p text:style-name="P35">9920g -&gt; 9916g</text:p>
      <text:p text:style-name="P35">Rechts: 3*42g, 3*127g, 3*371g, 5*2000g</text:p>
      <text:p text:style-name="P35">Links: </text:p>
      <text:p text:style-name="P35">9930g -&gt; 9930g</text:p>
      <text:p text:style-name="P35">Rechts: 1*127g, 5*2000g</text:p>
      <text:p text:style-name="P35">Links: 3*42g, 3*371g</text:p>
      <text:p text:style-name="P35">9940g -&gt; 9940g</text:p>
      <text:p text:style-name="P35">Rechts: 5*2000g</text:p>
      <text:p text:style-name="P35">Links: 2*42g, 3*127g, 4*371g</text:p>
      <text:p text:style-name="P35">9950g -&gt; 9949g</text:p>
      <text:p text:style-name="P35"><text:soft-page-break/>Rechts: 1*42g, 5*2000g</text:p>
      <text:p text:style-name="P35">Links: 1*127g, 5*371g</text:p>
      <text:p text:style-name="P35">9960g -&gt; 9958g</text:p>
      <text:p text:style-name="P35">Rechts: 3*127g, 4*371g, 5*2000g</text:p>
      <text:p text:style-name="P35">Links: 3*42g</text:p>
      <text:p text:style-name="P35">9970g -&gt; 9971g</text:p>
      <text:p text:style-name="P35">Rechts: 1*42g, 5*2000g</text:p>
      <text:p text:style-name="P35">Links: 3*371g</text:p>
      <text:p text:style-name="P35">9980g -&gt; 9981g</text:p>
      <text:p text:style-name="P35">Rechts: 1*42g, 3*127g, 5*2000g</text:p>
      <text:p text:style-name="P35">Links: 4*371g</text:p>
      <text:p text:style-name="P35">9990g -&gt; 9990g</text:p>
      <text:p text:style-name="P35">Rechts: 5*371g, 5*2000g</text:p>
      <text:p text:style-name="P35">Links: 2*42g</text:p>
      <text:p text:style-name="P35">10000g -&gt; 10000g</text:p>
      <text:p text:style-name="P35">Rechts: 3*127g, 4*371g, 5*2000g</text:p>
      <text:p text:style-name="P25">Links: 2*42g</text:p>
      <text:p text:style-name="P21"/>
      <text:p text:style-name="P23"><text:span text:style-name="T20">H</text:span><text:span text:style-name="T19">ier sieht man </text:span><text:span text:style-name="T21">jetzt, dass die 20g nicht genau erreicht werden können und das Programm deshalb die Verteilung für 19g angibt, das 19g am nähst möglichen an 20g liegt.</text:span></text:p>
      <text:p text:style-name="P37"/>
      <text:p text:style-name="P26"><text:span text:style-name="T22">Bei </text:span><text:span text:style-name="T23">Gewichtsstücke </text:span><text:span text:style-name="T24">5</text:span><text:span text:style-name="T22"> erzeugt das Programm folgende Ausgabe:</text:span></text:p>
      <text:p text:style-name="P42"/>
      <text:p text:style-name="P32">10g -&gt; 11g</text:p>
      <text:p text:style-name="P35">Rechts: 1*99480g, 1*599761g, 1*4497786g, 1*1499171g, 4*10499654g, 1*41999427g, 3*94499810g, 1*283501867g, 3*661499326g, 1*1984505261g</text:p>
      <text:p text:style-name="P35">Links: </text:p>
      <text:p text:style-name="P35">20g -&gt; 20g</text:p>
      <text:p text:style-name="P35">Rechts: 1*11g, 1*599761g, 1*4497786g, 1*1499171g, 4*10499654g, 1*41999427g, 3*94499810g, 1*283501867g, 3*661499326g, 1*1984505261g</text:p>
      <text:p text:style-name="P35">Links: 1*99480g</text:p>
      <text:p text:style-name="P35">30g -&gt; 31g</text:p>
      <text:p text:style-name="P35">Rechts: 1*11g, 1*599761g, 1*4497786g, 1*1499171g, 4*10499654g, 1*41999427g, 3*94499810g, 1*283501867g, 3*661499326g, 1*1984505261g</text:p>
      <text:p text:style-name="P35">Links: </text:p>
      <text:p text:style-name="P35">40g -&gt; 42g</text:p>
      <text:p text:style-name="P35">Rechts: 1*11g, 1*99480g, 1*599761g, 1*4497786g, 1*1499171g, 4*10499654g, 1*41999427g, 3*94499810g, 1*283501867g, 3*661499326g, 1*1984505261g</text:p>
      <text:p text:style-name="P35">Links: </text:p>
      <text:p text:style-name="P35">50g -&gt; 47g</text:p>
      <text:p text:style-name="P35">Rechts: 1*99511g, 1*599761g, 1*4497786g, 1*1499171g, 4*10499654g, 1*41999427g, 3*94499810g, 1*283501867g, 3*661499326g, 1*1984505261g</text:p>
      <text:p text:style-name="P35">Links: 1*11g, 1*99480g</text:p>
      <text:p text:style-name="P35">60g -&gt; 58g</text:p>
      <text:p text:style-name="P35">Rechts: 1*99511g, 1*599761g, 1*4497786g, 1*1499171g, 4*10499654g, 1*41999427g, 3*94499810g, 1*283501867g, 3*661499326g, 1*1984505261g</text:p>
      <text:p text:style-name="P35">Links: 1*11g</text:p>
      <text:p text:style-name="P35">70g -&gt; 69g</text:p>
      <text:p text:style-name="P35">Rechts: 1*99480g, 1*99511g, 1*599761g, 1*4497786g, 1*1499171g, 4*10499654g, 1*41999427g, 3*94499810g, 1*283501867g, 3*661499326g, 1*1984505261g</text:p>
      <text:p text:style-name="P35">Links: 1*11g</text:p>
      <text:p text:style-name="P35">80g -&gt; 78g</text:p>
      <text:p text:style-name="P35">Rechts: 1*99511g, 1*599761g, 1*4497786g, 1*1499171g, 4*10499654g, 1*41999427g, 3*94499810g, 1*283501867g, 3*661499326g, 1*1984505261g</text:p>
      <text:p text:style-name="P35">Links: 1*99480g</text:p>
      <text:p text:style-name="P35"><text:soft-page-break/>90g -&gt; 89g</text:p>
      <text:p text:style-name="P35">Rechts: 1*99511g, 1*599761g, 1*4497786g, 1*1499171g, 4*10499654g, 1*41999427g, 3*94499810g, 1*283501867g, 3*661499326g, 1*1984505261g</text:p>
      <text:p text:style-name="P35">Links: </text:p>
      <text:p text:style-name="P35">100g -&gt; 100g</text:p>
      <text:p text:style-name="P35">Rechts: 1*99480g, 1*99511g, 1*599761g, 1*4497786g, 1*1499171g, 4*10499654g, 1*41999427g, 3*94499810g, 1*283501867g, 3*661499326g, 1*1984505261g</text:p>
      <text:p text:style-name="P35">Links: </text:p>
      <text:p text:style-name="P35">110g -&gt; 109g</text:p>
      <text:p text:style-name="P35">Rechts: 1*11g, 1*99511g, 1*599761g, 1*4497786g, 1*1499171g, 4*10499654g, 1*41999427g, 3*94499810g, 1*283501867g, 3*661499326g, 1*1984505261g</text:p>
      <text:p text:style-name="P35">Links: 1*99480g</text:p>
      <text:p text:style-name="P35">120g -&gt; 120g</text:p>
      <text:p text:style-name="P35">Rechts: 1*11g, 1*99511g, 1*599761g, 1*4497786g, 1*1499171g, 4*10499654g, 1*41999427g, 3*94499810g, 1*283501867g, 3*661499326g, 1*1984505261g</text:p>
      <text:p text:style-name="P35">Links: </text:p>
      <text:p text:style-name="P35">130g -&gt; 131g</text:p>
      <text:p text:style-name="P35">Rechts: 1*11g, 1*99480g, 1*99511g, 1*599761g, 1*4497786g, 1*1499171g, 4*10499654g, 1*41999427g, 3*94499810g, 1*283501867g, 3*661499326g, 1*1984505261g</text:p>
      <text:p text:style-name="P35">Links: </text:p>
      <text:p text:style-name="P35">140g -&gt; 139g</text:p>
      <text:p text:style-name="P35">Rechts: 2*299836g, 3*4497786g, 1*1499171g, 4*10499654g, 1*41999427g, 3*94499810g, 1*283501867g, 3*661499326g, 1*1984505261g</text:p>
      <text:p text:style-name="P35">Links: 1*11g, 1*99511g, 1*599761g</text:p>
      <text:p text:style-name="P35">150g -&gt; 150g</text:p>
      <text:p text:style-name="P35">Rechts: 1*99480g, 2*299836g, 3*4497786g, 1*1499171g, 4*10499654g, 1*41999427g, 3*94499810g, 1*283501867g, 3*661499326g, 1*1984505261g</text:p>
      <text:p text:style-name="P35">Links: 1*11g, 1*99511g, 1*599761g</text:p>
      <text:p text:style-name="P35">160g -&gt; 159g</text:p>
      <text:p text:style-name="P35">Rechts: 2*299836g, 3*4497786g, 1*1499171g, 4*10499654g, 1*41999427g, 3*94499810g, 1*283501867g, 3*661499326g, 1*1984505261g</text:p>
      <text:p text:style-name="P35">Links: 1*99480g, 1*99511g, 1*599761g</text:p>
      <text:p text:style-name="P35">170g -&gt; 170g</text:p>
      <text:p text:style-name="P35">Rechts: 2*299836g, 3*4497786g, 1*1499171g, 4*10499654g, 1*41999427g, 3*94499810g, 1*283501867g, 3*661499326g, 1*1984505261g</text:p>
      <text:p text:style-name="P35">Links: 1*99511g, 1*599761g</text:p>
      <text:p text:style-name="P35">180g -&gt; 181g</text:p>
      <text:p text:style-name="P35">Rechts: 1*99480g, 2*299836g, 3*4497786g, 1*1499171g, 4*10499654g, 1*41999427g, 3*94499810g, 1*283501867g, 3*661499326g, 1*1984505261g</text:p>
      <text:p text:style-name="P35">Links: 1*99511g, 1*599761g</text:p>
      <text:p text:style-name="P35">190g -&gt; 190g</text:p>
      <text:p text:style-name="P35">Rechts: 1*11g, 2*299836g, 3*4497786g, 1*1499171g, 4*10499654g, 1*41999427g, 3*94499810g, 1*283501867g, 3*661499326g, 1*1984505261g</text:p>
      <text:p text:style-name="P35">Links: 1*99480g, 1*99511g, 1*599761g</text:p>
      <text:p text:style-name="P35">200g -&gt; 201g</text:p>
      <text:p text:style-name="P35">Rechts: 1*11g, 2*299836g, 3*4497786g, 1*1499171g, 4*10499654g, 1*41999427g, 3*94499810g, 1*283501867g, 3*661499326g, 1*1984505261g</text:p>
      <text:p text:style-name="P35">Links: 1*99511g, 1*599761g</text:p>
      <text:p text:style-name="P35">210g -&gt; 212g</text:p>
      <text:p text:style-name="P35">Rechts: 1*11g, 1*99480g, 2*299836g, 3*4497786g, 1*1499171g, 4*10499654g, 1*41999427g, 3*94499810g, 1*283501867g, 3*661499326g, 1*1984505261g</text:p>
      <text:p text:style-name="P35">Links: 1*99511g, 1*599761g</text:p>
      <text:p text:style-name="P35">220g -&gt; 217g</text:p>
      <text:p text:style-name="P35">Rechts: 2*299836g, 3*4497786g, 1*1499171g, 4*10499654g, 1*41999427g, 3*94499810g, 1*283501867g, 3*661499326g, 1*1984505261g</text:p>
      <text:p text:style-name="P35">Links: 1*11g, 1*99480g, 1*599761g</text:p>
      <text:p text:style-name="P35"><text:soft-page-break/>230g -&gt; 228g</text:p>
      <text:p text:style-name="P35">Rechts: 2*299836g, 3*4497786g, 1*1499171g, 4*10499654g, 1*41999427g, 3*94499810g, 1*283501867g, 3*661499326g, 1*1984505261g</text:p>
      <text:p text:style-name="P35">Links: 1*11g, 1*599761g</text:p>
      <text:p text:style-name="P35">240g -&gt; 239g</text:p>
      <text:p text:style-name="P35">Rechts: 1*99480g, 2*299836g, 3*4497786g, 1*1499171g, 4*10499654g, 1*41999427g, 3*94499810g, 1*283501867g, 3*661499326g, 1*1984505261g</text:p>
      <text:p text:style-name="P35">Links: 1*11g, 1*599761g</text:p>
      <text:p text:style-name="P35">250g -&gt; 248g</text:p>
      <text:p text:style-name="P35">Rechts: 2*299836g, 3*4497786g, 1*1499171g, 4*10499654g, 1*41999427g, 3*94499810g, 1*283501867g, 3*661499326g, 1*1984505261g</text:p>
      <text:p text:style-name="P35">Links: 1*99480g, 1*599761g</text:p>
      <text:p text:style-name="P35">260g -&gt; 259g</text:p>
      <text:p text:style-name="P35">Rechts: 2*299836g, 3*4497786g, 1*1499171g, 4*10499654g, 1*41999427g, 3*94499810g, 1*283501867g, 3*661499326g, 1*1984505261g</text:p>
      <text:p text:style-name="P35">Links: 1*599761g</text:p>
      <text:p text:style-name="P35">270g -&gt; 270g</text:p>
      <text:p text:style-name="P35">Rechts: 1*99480g, 2*299836g, 3*4497786g, 1*1499171g, 4*10499654g, 1*41999427g, 3*94499810g, 1*283501867g, 3*661499326g, 1*1984505261g</text:p>
      <text:p text:style-name="P35">Links: 1*599761g</text:p>
      <text:p text:style-name="P35">280g -&gt; 279g</text:p>
      <text:p text:style-name="P35">Rechts: 1*11g, 2*299836g, 3*4497786g, 1*1499171g, 4*10499654g, 1*41999427g, 3*94499810g, 1*283501867g, 3*661499326g, 1*1984505261g</text:p>
      <text:p text:style-name="P35">Links: 1*99480g, 1*599761g</text:p>
      <text:p text:style-name="P35">290g -&gt; 290g</text:p>
      <text:p text:style-name="P35">Rechts: 1*11g, 2*299836g, 3*4497786g, 1*1499171g, 4*10499654g, 1*41999427g, 3*94499810g, 1*283501867g, 3*661499326g, 1*1984505261g</text:p>
      <text:p text:style-name="P35">Links: 1*599761g</text:p>
      <text:p text:style-name="P35">300g -&gt; 301g</text:p>
      <text:p text:style-name="P35">Rechts: 1*11g, 1*99480g, 2*299836g, 3*4497786g, 1*1499171g, 4*10499654g, 1*41999427g, 3*94499810g, 1*283501867g, 3*661499326g, 1*1984505261g</text:p>
      <text:p text:style-name="P35">Links: 1*599761g</text:p>
      <text:p text:style-name="P35">310g -&gt; 306g</text:p>
      <text:p text:style-name="P35">Rechts: 1*99511g, 2*299836g, 3*4497786g, 1*1499171g, 4*10499654g, 1*41999427g, 3*94499810g, 1*283501867g, 3*661499326g, 1*1984505261g</text:p>
      <text:p text:style-name="P35">Links: 1*11g, 1*99480g, 1*599761g</text:p>
      <text:p text:style-name="P35">320g -&gt; 317g</text:p>
      <text:p text:style-name="P35">Rechts: 1*99511g, 2*299836g, 3*4497786g, 1*1499171g, 4*10499654g, 1*41999427g, 3*94499810g, 1*283501867g, 3*661499326g, 1*1984505261g</text:p>
      <text:p text:style-name="P35">Links: 1*11g, 1*599761g</text:p>
      <text:p text:style-name="P35">330g -&gt; 328g</text:p>
      <text:p text:style-name="P35">Rechts: 1*99480g, 1*99511g, 2*299836g, 3*4497786g, 1*1499171g, 4*10499654g, 1*41999427g, 3*94499810g, 1*283501867g, 3*661499326g, 1*1984505261g</text:p>
      <text:p text:style-name="P35">Links: 1*11g, 1*599761g</text:p>
      <text:p text:style-name="P35">340g -&gt; 337g</text:p>
      <text:p text:style-name="P35">Rechts: 1*99511g, 2*299836g, 3*4497786g, 1*1499171g, 4*10499654g, 1*41999427g, 3*94499810g, 1*283501867g, 3*661499326g, 1*1984505261g</text:p>
      <text:p text:style-name="P35">Links: 1*99480g, 1*599761g</text:p>
      <text:p text:style-name="P35">350g -&gt; 348g</text:p>
      <text:p text:style-name="P35">Rechts: 1*99511g, 2*299836g, 3*4497786g, 1*1499171g, 4*10499654g, 1*41999427g, 3*94499810g, 1*283501867g, 3*661499326g, 1*1984505261g</text:p>
      <text:p text:style-name="P35">Links: 1*599761g</text:p>
      <text:p text:style-name="P35">360g -&gt; 359g</text:p>
      <text:p text:style-name="P35">Rechts: 1*99480g, 1*99511g, 2*299836g, 3*4497786g, 1*1499171g, 4*10499654g, 1*41999427g, 3*94499810g, 1*283501867g, 3*661499326g, 1*1984505261g</text:p>
      <text:p text:style-name="P35">Links: 1*599761g</text:p>
      <text:p text:style-name="P35"><text:soft-page-break/>370g -&gt; 368g</text:p>
      <text:p text:style-name="P35">Rechts: 1*11g, 1*99511g, 2*299836g, 3*4497786g, 1*1499171g, 4*10499654g, 1*41999427g, 3*94499810g, 1*283501867g, 3*661499326g, 1*1984505261g</text:p>
      <text:p text:style-name="P35">Links: 1*99480g, 1*599761g</text:p>
      <text:p text:style-name="P35">380g -&gt; 379g</text:p>
      <text:p text:style-name="P35">Rechts: 1*11g, 1*99511g, 2*299836g, 3*4497786g, 1*1499171g, 4*10499654g, 1*41999427g, 3*94499810g, 1*283501867g, 3*661499326g, 1*1984505261g</text:p>
      <text:p text:style-name="P35">Links: 1*599761g</text:p>
      <text:p text:style-name="P35">390g -&gt; 390g</text:p>
      <text:p text:style-name="P35">Rechts: 1*11g, 1*99480g, 1*99511g, 2*299836g, 3*4497786g, 1*1499171g, 4*10499654g, 1*41999427g, 3*94499810g, 1*283501867g, 3*661499326g, 1*1984505261g</text:p>
      <text:p text:style-name="P35">Links: 1*599761g</text:p>
      <text:p text:style-name="P35">400g -&gt; 390g</text:p>
      <text:p text:style-name="P35">Rechts: 1*11g, 1*99480g, 1*99511g, 2*299836g, 3*4497786g, 1*1499171g, 4*10499654g, 1*41999427g, 3*94499810g, 1*283501867g, 3*661499326g, 1*1984505261g</text:p>
      <text:p text:style-name="P35">Links: 1*599761g</text:p>
      <text:p text:style-name="P35">410g -&gt; 390g</text:p>
      <text:p text:style-name="P35">Rechts: 1*11g, 1*99480g, 1*99511g, 2*299836g, 3*4497786g, 1*1499171g, 4*10499654g, 1*41999427g, 3*94499810g, 1*283501867g, 3*661499326g, 1*1984505261g</text:p>
      <text:p text:style-name="P35">Links: 1*599761g</text:p>
      <text:p text:style-name="P35">420g -&gt; 390g</text:p>
      <text:p text:style-name="P35">Rechts: 1*11g, 1*99480g, 1*99511g, 2*299836g, 3*4497786g, 1*1499171g, 4*10499654g, 1*41999427g, 3*94499810g, 1*283501867g, 3*661499326g, 1*1984505261g</text:p>
      <text:p text:style-name="P35">Links: 1*599761g</text:p>
      <text:p text:style-name="P35">430g -&gt; 390g</text:p>
      <text:p text:style-name="P35">Rechts: 1*11g, 1*99480g, 1*99511g, 2*299836g, 3*4497786g, 1*1499171g, 4*10499654g, 1*41999427g, 3*94499810g, 1*283501867g, 3*661499326g, 1*1984505261g</text:p>
      <text:p text:style-name="P35">Links: 1*599761g</text:p>
      <text:p text:style-name="P35">440g -&gt; 390g</text:p>
      <text:p text:style-name="P35">Rechts: 1*11g, 1*99480g, 1*99511g, 2*299836g, 3*4497786g, 1*1499171g, 4*10499654g, 1*41999427g, 3*94499810g, 1*283501867g, 3*661499326g, 1*1984505261g</text:p>
      <text:p text:style-name="P35">Links: 1*599761g</text:p>
      <text:p text:style-name="P35">450g -&gt; 390g</text:p>
      <text:p text:style-name="P35">Rechts: 1*11g, 1*99480g, 1*99511g, 2*299836g, 3*4497786g, 1*1499171g, 4*10499654g, 1*41999427g, 3*94499810g, 1*283501867g, 3*661499326g, 1*1984505261g</text:p>
      <text:p text:style-name="P35">Links: 1*599761g</text:p>
      <text:p text:style-name="P35">460g -&gt; 390g</text:p>
      <text:p text:style-name="P35">Rechts: 1*11g, 1*99480g, 1*99511g, 2*299836g, 3*4497786g, 1*1499171g, 4*10499654g, 1*41999427g, 3*94499810g, 1*283501867g, 3*661499326g, 1*1984505261g</text:p>
      <text:p text:style-name="P35">Links: 1*599761g</text:p>
      <text:p text:style-name="P35">470g -&gt; 390g</text:p>
      <text:p text:style-name="P35">Rechts: 1*11g, 1*99480g, 1*99511g, 2*299836g, 3*4497786g, 1*1499171g, 4*10499654g, 1*41999427g, 3*94499810g, 1*283501867g, 3*661499326g, 1*1984505261g</text:p>
      <text:p text:style-name="P35">Links: 1*599761g</text:p>
      <text:p text:style-name="P35">480g -&gt; 390g</text:p>
      <text:p text:style-name="P35">Rechts: 1*11g, 1*99480g, 1*99511g, 2*299836g, 3*4497786g, 1*1499171g, 4*10499654g, 1*41999427g, 3*94499810g, 1*283501867g, 3*661499326g, 1*1984505261g</text:p>
      <text:p text:style-name="P35">Links: 1*599761g</text:p>
      <text:p text:style-name="P35">490g -&gt; 390g</text:p>
      <text:p text:style-name="P35">Rechts: 1*11g, 1*99480g, 1*99511g, 2*299836g, 3*4497786g, 1*1499171g, 4*10499654g, 1*41999427g, 3*94499810g, 1*283501867g, 3*661499326g, 1*1984505261g</text:p>
      <text:p text:style-name="P35">Links: 1*599761g</text:p>
      <text:p text:style-name="P35">500g -&gt; 390g</text:p>
      <text:p text:style-name="P35">Rechts: 1*11g, 1*99480g, 1*99511g, 2*299836g, 3*4497786g, 1*1499171g, 4*10499654g, 1*41999427g, 3*94499810g, 1*283501867g, 3*661499326g, 1*1984505261g</text:p>
      <text:p text:style-name="P33">Links: 1*599761g</text:p>
      <text:p text:style-name="P42"><text:soft-page-break/></text:p>
      <text:p text:style-name="P34">[...]</text:p>
      <text:p text:style-name="P42"/>
      <text:p text:style-name="P32">9500g -&gt; 9503g</text:p>
      <text:p text:style-name="P35">Rechts: 1*11g, 1*99480g, 2*299836g, 2*4497786g, 1*1499171g, 4*10499654g, 1*41999427g, 3*94499810g, 1*283501867g, 3*661499326g, 1*1984505261g</text:p>
      <text:p text:style-name="P35">Links: </text:p>
      <text:p text:style-name="P35">9510g -&gt; 9508g</text:p>
      <text:p text:style-name="P35">Rechts: 1*99511g, 2*299836g, 2*4497786g, 1*1499171g, 4*10499654g, 1*41999427g, 3*94499810g, 1*283501867g, 3*661499326g, 1*1984505261g</text:p>
      <text:p text:style-name="P35">Links: 1*11g, 1*99480g</text:p>
      <text:p text:style-name="P35">9520g -&gt; 9519g</text:p>
      <text:p text:style-name="P35">Rechts: 1*99511g, 2*299836g, 2*4497786g, 1*1499171g, 4*10499654g, 1*41999427g, 3*94499810g, 1*283501867g, 3*661499326g, 1*1984505261g</text:p>
      <text:p text:style-name="P35">Links: 1*11g</text:p>
      <text:p text:style-name="P35">9530g -&gt; 9530g</text:p>
      <text:p text:style-name="P35">Rechts: 1*99480g, 1*99511g, 2*299836g, 2*4497786g, 1*1499171g, 4*10499654g, 1*41999427g, 3*94499810g, 1*283501867g, 3*661499326g, 1*1984505261g</text:p>
      <text:p text:style-name="P35">Links: 1*11g</text:p>
      <text:p text:style-name="P35">9540g -&gt; 9539g</text:p>
      <text:p text:style-name="P35">Rechts: 1*99511g, 2*299836g, 2*4497786g, 1*1499171g, 4*10499654g, 1*41999427g, 3*94499810g, 1*283501867g, 3*661499326g, 1*1984505261g</text:p>
      <text:p text:style-name="P35">Links: 1*99480g</text:p>
      <text:p text:style-name="P35">9550g -&gt; 9550g</text:p>
      <text:p text:style-name="P35">Rechts: 1*99511g, 2*299836g, 2*4497786g, 1*1499171g, 4*10499654g, 1*41999427g, 3*94499810g, 1*283501867g, 3*661499326g, 1*1984505261g</text:p>
      <text:p text:style-name="P35">Links: </text:p>
      <text:p text:style-name="P35">9560g -&gt; 9561g</text:p>
      <text:p text:style-name="P35">Rechts: 1*99480g, 1*99511g, 2*299836g, 2*4497786g, 1*1499171g, 4*10499654g, 1*41999427g, 3*94499810g, 1*283501867g, 3*661499326g, 1*1984505261g</text:p>
      <text:p text:style-name="P35">Links: </text:p>
      <text:p text:style-name="P35">9570g -&gt; 9570g</text:p>
      <text:p text:style-name="P35">Rechts: 1*11g, 1*99511g, 2*299836g, 2*4497786g, 1*1499171g, 4*10499654g, 1*41999427g, 3*94499810g, 1*283501867g, 3*661499326g, 1*1984505261g</text:p>
      <text:p text:style-name="P35">Links: 1*99480g</text:p>
      <text:p text:style-name="P35">9580g -&gt; 9581g</text:p>
      <text:p text:style-name="P35">Rechts: 1*11g, 1*99511g, 2*299836g, 2*4497786g, 1*1499171g, 4*10499654g, 1*41999427g, 3*94499810g, 1*283501867g, 3*661499326g, 1*1984505261g</text:p>
      <text:p text:style-name="P35">Links: </text:p>
      <text:p text:style-name="P35">9590g -&gt; 9589g</text:p>
      <text:p text:style-name="P35">Rechts: 1*299836g, 1*599761g, 3*4497786g, 1*1499171g, 4*10499654g, 1*41999427g, 3*94499810g, 1*283501867g, 3*661499326g, 1*1984505261g</text:p>
      <text:p text:style-name="P35">Links: 1*11g, 1*99480g, 1*99511g</text:p>
      <text:p text:style-name="P35">9600g -&gt; 9600g</text:p>
      <text:p text:style-name="P35">Rechts: 1*299836g, 1*599761g, 3*4497786g, 1*1499171g, 4*10499654g, 1*41999427g, 3*94499810g, 1*283501867g, 3*661499326g, 1*1984505261g</text:p>
      <text:p text:style-name="P35">Links: 1*11g, 1*99511g</text:p>
      <text:p text:style-name="P35">9610g -&gt; 9611g</text:p>
      <text:p text:style-name="P35">Rechts: 1*99480g, 1*299836g, 1*599761g, 3*4497786g, 1*1499171g, 4*10499654g, 1*41999427g, 3*94499810g, 1*283501867g, 3*661499326g, 1*1984505261g</text:p>
      <text:p text:style-name="P35">Links: 1*11g, 1*99511g</text:p>
      <text:p text:style-name="P35">9620g -&gt; 9620g</text:p>
      <text:p text:style-name="P35">Rechts: 1*299836g, 1*599761g, 3*4497786g, 1*1499171g, 4*10499654g, 1*41999427g, 3*94499810g, 1*283501867g, 3*661499326g, 1*1984505261g</text:p>
      <text:p text:style-name="P35">Links: 1*99480g, 1*99511g</text:p>
      <text:p text:style-name="P35">9630g -&gt; 9631g</text:p>
      <text:p text:style-name="P35"><text:soft-page-break/>Rechts: 1*299836g, 1*599761g, 3*4497786g, 1*1499171g, 4*10499654g, 1*41999427g, 3*94499810g, 1*283501867g, 3*661499326g, 1*1984505261g</text:p>
      <text:p text:style-name="P35">Links: 1*99511g</text:p>
      <text:p text:style-name="P35">9640g -&gt; 9642g</text:p>
      <text:p text:style-name="P35">Rechts: 1*99480g, 1*299836g, 1*599761g, 3*4497786g, 1*1499171g, 4*10499654g, 1*41999427g, 3*94499810g, 1*283501867g, 3*661499326g, 1*1984505261g</text:p>
      <text:p text:style-name="P35">Links: 1*99511g</text:p>
      <text:p text:style-name="P35">9650g -&gt; 9651g</text:p>
      <text:p text:style-name="P35">Rechts: 1*11g, 1*299836g, 1*599761g, 3*4497786g, 1*1499171g, 4*10499654g, 1*41999427g, 3*94499810g, 1*283501867g, 3*661499326g, 1*1984505261g</text:p>
      <text:p text:style-name="P35">Links: 1*99480g, 1*99511g</text:p>
      <text:p text:style-name="P35">9660g -&gt; 9662g</text:p>
      <text:p text:style-name="P35">Rechts: 1*11g, 1*299836g, 1*599761g, 3*4497786g, 1*1499171g, 4*10499654g, 1*41999427g, 3*94499810g, 1*283501867g, 3*661499326g, 1*1984505261g</text:p>
      <text:p text:style-name="P35">Links: 1*99511g</text:p>
      <text:p text:style-name="P35">9670g -&gt; 9668g</text:p>
      <text:p text:style-name="P35">Rechts: 3*4497786g, 1*1499171g, 4*10499654g, 1*41999427g, 3*94499810g, 1*283501867g, 3*661499326g, 1*1984505261g</text:p>
      <text:p text:style-name="P35">Links: 1*99511g, 1*299836g, 1*599761g</text:p>
      <text:p text:style-name="P35">9680g -&gt; 9679g</text:p>
      <text:p text:style-name="P35">Rechts: 1*99480g, 3*4497786g, 1*1499171g, 4*10499654g, 1*41999427g, 3*94499810g, 1*283501867g, 3*661499326g, 1*1984505261g</text:p>
      <text:p text:style-name="P35">Links: 1*99511g, 1*299836g, 1*599761g</text:p>
      <text:p text:style-name="P35">9690g -&gt; 9689g</text:p>
      <text:p text:style-name="P35">Rechts: 1*299836g, 1*599761g, 3*4497786g, 1*1499171g, 4*10499654g, 1*41999427g, 3*94499810g, 1*283501867g, 3*661499326g, 1*1984505261g</text:p>
      <text:p text:style-name="P35">Links: 1*11g</text:p>
      <text:p text:style-name="P35">9700g -&gt; 9700g</text:p>
      <text:p text:style-name="P35">Rechts: 1*99480g, 1*299836g, 1*599761g, 3*4497786g, 1*1499171g, 4*10499654g, 1*41999427g, 3*94499810g, 1*283501867g, 3*661499326g, 1*1984505261g</text:p>
      <text:p text:style-name="P35">Links: 1*11g</text:p>
      <text:p text:style-name="P35">9710g -&gt; 9710g</text:p>
      <text:p text:style-name="P35">Rechts: 1*11g, 1*99480g, 3*4497786g, 1*1499171g, 4*10499654g, 1*41999427g, 3*94499810g, 1*283501867g, 3*661499326g, 1*1984505261g</text:p>
      <text:p text:style-name="P35">Links: 1*99511g, 1*299836g, 1*599761g</text:p>
      <text:p text:style-name="P35">9720g -&gt; 9720g</text:p>
      <text:p text:style-name="P35">Rechts: 1*299836g, 1*599761g, 3*4497786g, 1*1499171g, 4*10499654g, 1*41999427g, 3*94499810g, 1*283501867g, 3*661499326g, 1*1984505261g</text:p>
      <text:p text:style-name="P35">Links: </text:p>
      <text:p text:style-name="P35">9730g -&gt; 9731g</text:p>
      <text:p text:style-name="P35">Rechts: 1*99480g, 1*299836g, 1*599761g, 3*4497786g, 1*1499171g, 4*10499654g, 1*41999427g, 3*94499810g, 1*283501867g, 3*661499326g, 1*1984505261g</text:p>
      <text:p text:style-name="P35">Links: </text:p>
      <text:p text:style-name="P35">9740g -&gt; 9740g</text:p>
      <text:p text:style-name="P35">Rechts: 1*11g, 1*299836g, 1*599761g, 3*4497786g, 1*1499171g, 4*10499654g, 1*41999427g, 3*94499810g, 1*283501867g, 3*661499326g, 1*1984505261g</text:p>
      <text:p text:style-name="P35">Links: 1*99480g</text:p>
      <text:p text:style-name="P35">9750g -&gt; 9751g</text:p>
      <text:p text:style-name="P35">Rechts: 1*11g, 1*299836g, 1*599761g, 3*4497786g, 1*1499171g, 4*10499654g, 1*41999427g, 3*94499810g, 1*283501867g, 3*661499326g, 1*1984505261g</text:p>
      <text:p text:style-name="P35">Links: </text:p>
      <text:p text:style-name="P35">9760g -&gt; 9762g</text:p>
      <text:p text:style-name="P35">Rechts: 1*11g, 1*99480g, 1*299836g, 1*599761g, 3*4497786g, 1*1499171g, 4*10499654g, 1*41999427g, 3*94499810g, 1*283501867g, 3*661499326g, 1*1984505261g</text:p>
      <text:p text:style-name="P35">Links: </text:p>
      <text:p text:style-name="P35">9770g -&gt; 9768g</text:p>
      <text:p text:style-name="P35"><text:soft-page-break/>Rechts: 1*99480g, 3*4497786g, 1*1499171g, 4*10499654g, 1*41999427g, 3*94499810g, 1*283501867g, 3*661499326g, 1*1984505261g</text:p>
      <text:p text:style-name="P35">Links: 1*299836g, 1*599761g</text:p>
      <text:p text:style-name="P35">9780g -&gt; 9778g</text:p>
      <text:p text:style-name="P35">Rechts: 1*99511g, 1*299836g, 1*599761g, 3*4497786g, 1*1499171g, 4*10499654g, 1*41999427g, 3*94499810g, 1*283501867g, 3*661499326g, 1*1984505261g</text:p>
      <text:p text:style-name="P35">Links: 1*11g</text:p>
      <text:p text:style-name="P35">9790g -&gt; 9789g</text:p>
      <text:p text:style-name="P35">Rechts: 1*99480g, 1*99511g, 1*299836g, 1*599761g, 3*4497786g, 1*1499171g, 4*10499654g, 1*41999427g, 3*94499810g, 1*283501867g, 3*661499326g, 1*1984505261g</text:p>
      <text:p text:style-name="P35">Links: 1*11g</text:p>
      <text:p text:style-name="P35">9800g -&gt; 9799g</text:p>
      <text:p text:style-name="P35">Rechts: 1*11g, 1*99480g, 3*4497786g, 1*1499171g, 4*10499654g, 1*41999427g, 3*94499810g, 1*283501867g, 3*661499326g, 1*1984505261g</text:p>
      <text:p text:style-name="P35">Links: 1*299836g, 1*599761g</text:p>
      <text:p text:style-name="P35">9810g -&gt; 9809g</text:p>
      <text:p text:style-name="P35">Rechts: 1*99511g, 1*299836g, 1*599761g, 3*4497786g, 1*1499171g, 4*10499654g, 1*41999427g, 3*94499810g, 1*283501867g, 3*661499326g, 1*1984505261g</text:p>
      <text:p text:style-name="P35">Links: </text:p>
      <text:p text:style-name="P35">9820g -&gt; 9820g</text:p>
      <text:p text:style-name="P35">Rechts: 1*99480g, 1*99511g, 1*299836g, 1*599761g, 3*4497786g, 1*1499171g, 4*10499654g, 1*41999427g, 3*94499810g, 1*283501867g, 3*661499326g, 1*1984505261g</text:p>
      <text:p text:style-name="P35">Links: </text:p>
      <text:p text:style-name="P35">9830g -&gt; 9829g</text:p>
      <text:p text:style-name="P35">Rechts: 1*11g, 1*99511g, 1*299836g, 1*599761g, 3*4497786g, 1*1499171g, 4*10499654g, 1*41999427g, 3*94499810g, 1*283501867g, 3*661499326g, 1*1984505261g</text:p>
      <text:p text:style-name="P35">Links: 1*99480g</text:p>
      <text:p text:style-name="P35">9840g -&gt; 9840g</text:p>
      <text:p text:style-name="P35">Rechts: 1*11g, 1*99511g, 1*299836g, 1*599761g, 3*4497786g, 1*1499171g, 4*10499654g, 1*41999427g, 3*94499810g, 1*283501867g, 3*661499326g, 1*1984505261g</text:p>
      <text:p text:style-name="P35">Links: </text:p>
      <text:p text:style-name="P35">9850g -&gt; 9851g</text:p>
      <text:p text:style-name="P35">Rechts: 1*11g, 1*99480g, 1*99511g, 1*299836g, 1*599761g, 3*4497786g, 1*1499171g, 4*10499654g, 1*41999427g, 3*94499810g, 1*283501867g, 3*661499326g, 1*1984505261g</text:p>
      <text:p text:style-name="P35">Links: </text:p>
      <text:p text:style-name="P35">9860g -&gt; 9857g</text:p>
      <text:p text:style-name="P35">Rechts: 1*99480g, 1*99511g, 3*4497786g, 1*1499171g, 4*10499654g, 1*41999427g, 3*94499810g, 1*283501867g, 3*661499326g, 1*1984505261g</text:p>
      <text:p text:style-name="P35">Links: 1*299836g, 1*599761g</text:p>
      <text:p text:style-name="P35">9870g -&gt; 9866g</text:p>
      <text:p text:style-name="P35">Rechts: 1*11g, 1*99511g, 3*4497786g, 1*1499171g, 4*10499654g, 1*41999427g, 3*94499810g, 1*283501867g, 3*661499326g, 1*1984505261g</text:p>
      <text:p text:style-name="P35">Links: 1*99480g, 1*299836g, 1*599761g</text:p>
      <text:p text:style-name="P35">9880g -&gt; 9877g</text:p>
      <text:p text:style-name="P35">Rechts: 1*11g, 1*99511g, 3*4497786g, 1*1499171g, 4*10499654g, 1*41999427g, 3*94499810g, 1*283501867g, 3*661499326g, 1*1984505261g</text:p>
      <text:p text:style-name="P35">Links: 1*299836g, 1*599761g</text:p>
      <text:p text:style-name="P35">9890g -&gt; 9888g</text:p>
      <text:p text:style-name="P35">Rechts: 1*11g, 1*99480g, 1*99511g, 3*4497786g, 1*1499171g, 4*10499654g, 1*41999427g, 3*94499810g, 1*283501867g, 3*661499326g, 1*1984505261g</text:p>
      <text:p text:style-name="P35">Links: 1*299836g, 1*599761g</text:p>
      <text:p text:style-name="P35">9900g -&gt; 9888g</text:p>
      <text:p text:style-name="P35">Rechts: 1*11g, 1*99480g, 1*99511g, 3*4497786g, 1*1499171g, 4*10499654g, 1*41999427g, 3*94499810g, 1*283501867g, 3*661499326g, 1*1984505261g</text:p>
      <text:p text:style-name="P35">Links: 1*299836g, 1*599761g</text:p>
      <text:p text:style-name="P35">9910g -&gt; 9888g</text:p>
      <text:p text:style-name="P35"><text:soft-page-break/>Rechts: 1*11g, 1*99480g, 1*99511g, 3*4497786g, 1*1499171g, 4*10499654g, 1*41999427g, 3*94499810g, 1*283501867g, 3*661499326g, 1*1984505261g</text:p>
      <text:p text:style-name="P35">Links: 1*299836g, 1*599761g</text:p>
      <text:p text:style-name="P35">9920g -&gt; 9888g</text:p>
      <text:p text:style-name="P35">Rechts: 1*11g, 1*99480g, 1*99511g, 3*4497786g, 1*1499171g, 4*10499654g, 1*41999427g, 3*94499810g, 1*283501867g, 3*661499326g, 1*1984505261g</text:p>
      <text:p text:style-name="P35">Links: 1*299836g, 1*599761g</text:p>
      <text:p text:style-name="P35">9930g -&gt; 9888g</text:p>
      <text:p text:style-name="P35">Rechts: 1*11g, 1*99480g, 1*99511g, 3*4497786g, 1*1499171g, 4*10499654g, 1*41999427g, 3*94499810g, 1*283501867g, 3*661499326g, 1*1984505261g</text:p>
      <text:p text:style-name="P35">Links: 1*299836g, 1*599761g</text:p>
      <text:p text:style-name="P35">9940g -&gt; 9888g</text:p>
      <text:p text:style-name="P35">Rechts: 1*11g, 1*99480g, 1*99511g, 3*4497786g, 1*1499171g, 4*10499654g, 1*41999427g, 3*94499810g, 1*283501867g, 3*661499326g, 1*1984505261g</text:p>
      <text:p text:style-name="P35">Links: 1*299836g, 1*599761g</text:p>
      <text:p text:style-name="P35">9950g -&gt; 9888g</text:p>
      <text:p text:style-name="P35">Rechts: 1*11g, 1*99480g, 1*99511g, 3*4497786g, 1*1499171g, 4*10499654g, 1*41999427g, 3*94499810g, 1*283501867g, 3*661499326g, 1*1984505261g</text:p>
      <text:p text:style-name="P35">Links: 1*299836g, 1*599761g</text:p>
      <text:p text:style-name="P35">9960g -&gt; 9888g</text:p>
      <text:p text:style-name="P35">Rechts: 1*11g, 1*99480g, 1*99511g, 3*4497786g, 1*1499171g, 4*10499654g, 1*41999427g, 3*94499810g, 1*283501867g, 3*661499326g, 1*1984505261g</text:p>
      <text:p text:style-name="P35">Links: 1*299836g, 1*599761g</text:p>
      <text:p text:style-name="P35">9970g -&gt; 9888g</text:p>
      <text:p text:style-name="P35">Rechts: 1*11g, 1*99480g, 1*99511g, 3*4497786g, 1*1499171g, 4*10499654g, 1*41999427g, 3*94499810g, 1*283501867g, 3*661499326g, 1*1984505261g</text:p>
      <text:p text:style-name="P35">Links: 1*299836g, 1*599761g</text:p>
      <text:p text:style-name="P35">9980g -&gt; 9888g</text:p>
      <text:p text:style-name="P35">Rechts: 1*11g, 1*99480g, 1*99511g, 3*4497786g, 1*1499171g, 4*10499654g, 1*41999427g, 3*94499810g, 1*283501867g, 3*661499326g, 1*1984505261g</text:p>
      <text:p text:style-name="P35">Links: 1*299836g, 1*599761g</text:p>
      <text:p text:style-name="P35">9990g -&gt; 9888g</text:p>
      <text:p text:style-name="P35">Rechts: 1*11g, 1*99480g, 1*99511g, 3*4497786g, 1*1499171g, 4*10499654g, 1*41999427g, 3*94499810g, 1*283501867g, 3*661499326g, 1*1984505261g</text:p>
      <text:p text:style-name="P35">Links: 1*299836g, 1*599761g</text:p>
      <text:p text:style-name="P35">10000g -&gt; 9888g</text:p>
      <text:p text:style-name="P35">Rechts: 1*11g, 1*99480g, 1*99511g, 3*4497786g, 1*1499171g, 4*10499654g, 1*41999427g, 3*94499810g, 1*283501867g, 3*661499326g, 1*1984505261g</text:p>
      <text:p text:style-name="P33">Links: 1*299836g, 1*599761g</text:p>
      <text:p text:style-name="P42"/>
      <text:p text:style-name="P18"><text:span text:style-name="T7">H</text:span><text:span text:style-name="T6">ier muss man nun noch dazusagen, dass das Programm ca. 35sec rechnet, wobei die </text:span><text:span text:style-name="T10">reshape</text:span><text:span text:style-name="T6"> Funktion welche nach der meshgrid Funktion ausgeführt werden muss davon die meiste Zeit benötigt. </text:span><text:span text:style-name="T11">Zudem gibt es in der Konsole einen overflow error, dieser muss jedoch nicht weiter betrachtet werden, da </text:span><text:span text:style-name="T12">dieser erst beim sortieren der Gewichte auftritt. So kann es zwar passiert, dass für ein bestimmtes Gewicht nicht die beste Möglichkeit der zu verteilenden Gewichte gefunden wird, jedoch wird dadurch sonst weitestgehend unnötig verbrauchter Speicher vermieden.</text:span></text:p>
      <text:p text:style-name="P19"/>
      <text:p text:style-name="P19">Quelltext:</text:p>
      <text:p text:style-name="P20"/>
      <text:p text:style-name="P44">#importiert numpy für schnellere Berechnungen mit arrays</text:p>
      <text:p text:style-name="P38"><text:span text:style-name="T41">from</text:span> <text:span text:style-name="T42">numpy</text:span> <text:span text:style-name="T41">import</text:span> array, meshgrid, <text:span text:style-name="T40">sum</text:span></text:p>
      <text:p text:style-name="P40"/>
      <text:p text:style-name="P45">#ließt die Datei mit den Infos zu den Gewichtsstücken ein</text:p>
      <text:p text:style-name="P40">weights <text:span text:style-name="T43">=</text:span> <text:span text:style-name="T40">open</text:span>(<text:span text:style-name="T44">"gewichtsstuecke.txt"</text:span>, <text:span text:style-name="T44">"r"</text:span>)</text:p>
      <text:p text:style-name="P45"><text:soft-page-break/>#speichert die Anzahl verschieden schwerer Gewichtsstücke</text:p>
      <text:p text:style-name="P40">numberWeights <text:span text:style-name="T43">=</text:span> <text:span text:style-name="T40">int</text:span>(weights<text:span text:style-name="T43">.</text:span>readline())</text:p>
      <text:p text:style-name="P40"/>
      <text:p text:style-name="P45">#Liste mit allen Gewichten</text:p>
      <text:p text:style-name="P40">weightsList <text:span text:style-name="T43">=</text:span> []</text:p>
      <text:p text:style-name="P40"/>
      <text:p text:style-name="P45">#Liste mit möglicher Anzahl der Gewichte multipliziert mit dem Gewicht (Bsp. für 2*10g -&gt; [-20, -10, 0, 10, 20])</text:p>
      <text:p text:style-name="P40">amounts <text:span text:style-name="T43">=</text:span> []</text:p>
      <text:p text:style-name="P40"/>
      <text:p text:style-name="P40"><text:span text:style-name="T41">for</text:span> r <text:span text:style-name="T45">in</text:span> <text:span text:style-name="T40">range</text:span>(numberWeights):</text:p>
      <text:p text:style-name="P40"><text:s text:c="4"/>weight, amount <text:span text:style-name="T43">=</text:span> weights<text:span text:style-name="T43">.</text:span>readline()<text:span text:style-name="T43">.</text:span>split()</text:p>
      <text:p text:style-name="P40"><text:s text:c="4"/></text:p>
      <text:p text:style-name="P40"><text:s text:c="4"/>weightsList<text:span text:style-name="T43">.</text:span>append(<text:span text:style-name="T40">int</text:span>(weight))</text:p>
      <text:p text:style-name="P40"><text:s text:c="4"/></text:p>
      <text:p text:style-name="P40"><text:s text:c="4"/>amounts<text:span text:style-name="T43">.</text:span>append([r <text:span text:style-name="T43">*</text:span> <text:span text:style-name="T40">int</text:span>(weight) <text:span text:style-name="T41">for</text:span> r <text:span text:style-name="T45">in</text:span> <text:span text:style-name="T40">range</text:span>(<text:span text:style-name="T40">int</text:span>(amount) <text:span text:style-name="T43">*</text:span> <text:span text:style-name="T43">-1</text:span>, <text:span text:style-name="T40">int</text:span>(amount) <text:span text:style-name="T43">+</text:span> <text:span text:style-name="T43">1</text:span>)])</text:p>
      <text:p text:style-name="P40"/>
      <text:p text:style-name="P45">#berechnet alle Kombinationsmöglichkeiten der Gewichte</text:p>
      <text:p text:style-name="P40">exec(<text:span text:style-name="T44">"meshgrid = meshgrid("</text:span> <text:span text:style-name="T43">+</text:span> <text:span text:style-name="T40">str</text:span>(amounts)[<text:span text:style-name="T43">1</text:span>:<text:span text:style-name="T43">-1</text:span>] <text:span text:style-name="T43">+</text:span> <text:span text:style-name="T44">")"</text:span>)</text:p>
      <text:p text:style-name="P40">combs <text:span text:style-name="T43">=</text:span> array(meshgrid)<text:span text:style-name="T43">.</text:span>T<text:span text:style-name="T43">.</text:span>reshape(<text:span text:style-name="T43">-1</text:span>, numberWeights)</text:p>
      <text:p text:style-name="P40"/>
      <text:p text:style-name="P45">#es muss nur die Hälfe der Kombinationsmöglichkeiten betrachtet werden, da die andere Hälfte genau den negativen Wert ergibt</text:p>
      <text:p text:style-name="P40">combs <text:span text:style-name="T43">=</text:span> combs[:<text:span text:style-name="T40">len</text:span>(combs) <text:span text:style-name="T43">//</text:span> <text:span text:style-name="T43">2</text:span>]</text:p>
      <text:p text:style-name="P40"/>
      <text:p text:style-name="P45">#berechnet die Summe der jeweiligen Verteilung</text:p>
      <text:p text:style-name="P40">combsSum <text:span text:style-name="T43">=</text:span> <text:span text:style-name="T40">sum</text:span>(combs, axis <text:span text:style-name="T43">=</text:span> <text:span text:style-name="T43">1</text:span>)</text:p>
      <text:p text:style-name="P40"/>
      <text:p text:style-name="P45">#es werden nur die Summen unter 11kg berücksichtigt</text:p>
      <text:p text:style-name="P40">combsSum <text:span text:style-name="T43">=</text:span> combsSum[<text:span text:style-name="T40">abs</text:span>(combsSum) <text:span text:style-name="T43">&lt;</text:span> <text:span text:style-name="T43">11000</text:span>]</text:p>
      <text:p text:style-name="P40"/>
      <text:p text:style-name="P45">#erstellt eine Liste mit den Kombinationen und deren Summen [[[10, 100], 110], [[-10, 100], 90], ...]</text:p>
      <text:p text:style-name="P40">possibleWeights <text:span text:style-name="T43">=</text:span> <text:span text:style-name="T40">list</text:span>(<text:span text:style-name="T40">zip</text:span>(combs, combsSum))</text:p>
      <text:p text:style-name="P40"/>
      <text:p text:style-name="P45">#sortiert die Gewichte nach Gewicht und dann nach Summe der einzelnen benötigten Gewichte</text:p>
      <text:p text:style-name="P40">possibleWeights<text:span text:style-name="T43">.</text:span>sort(key <text:span text:style-name="T43">=</text:span> <text:span text:style-name="T41">lambda</text:span> w: (<text:span text:style-name="T40">abs</text:span>(w[<text:span text:style-name="T43">1</text:span>]), <text:span text:style-name="T40">sum</text:span>(<text:span text:style-name="T40">abs</text:span>(x) <text:span text:style-name="T41">for</text:span> x <text:span text:style-name="T45">in</text:span> w[<text:span text:style-name="T43">0</text:span>])))</text:p>
      <text:p text:style-name="P40"/>
      <text:p text:style-name="P45">#negiert die Gewichte falls die Summe der Gewichte negativ ist</text:p>
      <text:p text:style-name="P40">possibleWeights <text:span text:style-name="T43">=</text:span> [([<text:span text:style-name="T43">-</text:span>w <text:span text:style-name="T41">if</text:span> (weight[<text:span text:style-name="T43">1</text:span>] <text:span text:style-name="T43">&lt;</text:span> <text:span text:style-name="T43">0</text:span>) <text:span text:style-name="T41">else</text:span> w <text:span text:style-name="T41">for</text:span> w <text:span text:style-name="T45">in</text:span> weight[<text:span text:style-name="T43">0</text:span>]], <text:span text:style-name="T40">abs</text:span>(weight[<text:span text:style-name="T43">1</text:span>])) <text:span text:style-name="T41">for</text:span> weight <text:span text:style-name="T45">in</text:span> possibleWeights]</text:p>
      <text:p text:style-name="P40"/>
      <text:p text:style-name="P45">#sortiert doppelt erzielte Summen aus, es werden hierbei die behalten, bei welchen man am wenigsten Gewichte braucht</text:p>
      <text:p text:style-name="P40">first <text:span text:style-name="T43">=</text:span> possibleWeights[<text:span text:style-name="T43">1</text:span>]</text:p>
      <text:p text:style-name="P40">possibleWeights <text:span text:style-name="T43">=</text:span> [(possibleWeights[r <text:span text:style-name="T43">+</text:span> <text:span text:style-name="T43">1</text:span>]) <text:span text:style-name="T41">for</text:span> r <text:span text:style-name="T45">in</text:span> <text:span text:style-name="T40">range</text:span>(<text:span text:style-name="T40">len</text:span>(possibleWeights) <text:span text:style-name="T43">-</text:span> <text:span text:style-name="T43">1</text:span>) <text:span text:style-name="T41">if</text:span>(possibleWeights[r <text:span text:style-name="T43">+</text:span> <text:span text:style-name="T43">1</text:span>][<text:span text:style-name="T43">1</text:span>] <text:span text:style-name="T43">!=</text:span> possibleWeights[r][<text:span text:style-name="T43">1</text:span>])]</text:p>
      <text:p text:style-name="P40">possibleWeights<text:span text:style-name="T43">.</text:span>append(first)</text:p>
      <text:p text:style-name="P40"/>
      <text:p text:style-name="P45">#gibt die Ergebnisse aus</text:p>
      <text:p text:style-name="P40"><text:span text:style-name="T41">for</text:span> r <text:span text:style-name="T45">in</text:span> <text:span text:style-name="T40">range</text:span>(<text:span text:style-name="T43">10</text:span>, <text:span text:style-name="T43">10010</text:span>, <text:span text:style-name="T43">10</text:span>):</text:p>
      <text:p text:style-name="P43"><text:span text:style-name="T18"><text:s text:c="4"/></text:span><text:span text:style-name="T46">#sucht das Gewicht, welches am nächten am gesuchten Gewicht liegt</text:span></text:p>
      <text:p text:style-name="P40"><text:s text:c="4"/>mini <text:span text:style-name="T43">=</text:span> <text:span text:style-name="T40">min</text:span>(possibleWeights, key <text:span text:style-name="T43">=</text:span> <text:span text:style-name="T41">lambda</text:span> x:<text:span text:style-name="T40">abs</text:span>(x[<text:span text:style-name="T43">1</text:span>] <text:span text:style-name="T43">-</text:span> r))</text:p>
      <text:p text:style-name="P40"><text:s text:c="4"/></text:p>
      <text:p text:style-name="P40"><text:soft-page-break/><text:s text:c="4"/>weightsRight <text:span text:style-name="T43">=</text:span> [(<text:span text:style-name="T40">str</text:span>(<text:span text:style-name="T40">int</text:span>(mini[<text:span text:style-name="T43">0</text:span>][r] <text:span text:style-name="T43">/</text:span> weightsList[r])) <text:span text:style-name="T43">+</text:span> <text:span text:style-name="T44">"*"</text:span> <text:span text:style-name="T43">+</text:span> <text:span text:style-name="T40">str</text:span>(weightsList[r]) <text:span text:style-name="T43">+</text:span> <text:span text:style-name="T44">"g"</text:span>) <text:span text:style-name="T41">for</text:span> r <text:span text:style-name="T45">in</text:span> <text:span text:style-name="T40">range</text:span>(<text:span text:style-name="T40">len</text:span>(weightsList)) <text:span text:style-name="T41">if</text:span>(mini[<text:span text:style-name="T43">0</text:span>][r] <text:span text:style-name="T43">&gt;</text:span> <text:span text:style-name="T43">0</text:span>)]</text:p>
      <text:p text:style-name="P40"><text:s text:c="4"/>weightsLeft <text:span text:style-name="T43">=</text:span> [(<text:span text:style-name="T40">str</text:span>(<text:span text:style-name="T40">int</text:span>(<text:span text:style-name="T40">abs</text:span>(mini[<text:span text:style-name="T43">0</text:span>][r] <text:span text:style-name="T43">/</text:span> weightsList[r]))) <text:span text:style-name="T43">+</text:span> <text:span text:style-name="T44">"*"</text:span> <text:span text:style-name="T43">+</text:span> <text:span text:style-name="T40">str</text:span>(weightsList[r]) <text:span text:style-name="T43">+</text:span> <text:span text:style-name="T44">"g"</text:span>) <text:span text:style-name="T41">for</text:span> r <text:span text:style-name="T45">in</text:span> <text:span text:style-name="T40">range</text:span>(<text:span text:style-name="T40">len</text:span>(weightsList)) <text:span text:style-name="T41">if</text:span>(mini[<text:span text:style-name="T43">0</text:span>][r] <text:span text:style-name="T43">&lt;</text:span> <text:span text:style-name="T43">0</text:span>)]</text:p>
      <text:p text:style-name="P40"><text:s text:c="4"/></text:p>
      <text:p text:style-name="P39"><text:s text:c="4"/><text:span text:style-name="T40">print</text:span>(<text:span text:style-name="T40">str</text:span>(r) <text:span text:style-name="T43">+</text:span> <text:span text:style-name="T44">"g -&gt; "</text:span> <text:span text:style-name="T43">+</text:span> <text:span text:style-name="T40">str</text:span>(mini[<text:span text:style-name="T43">1</text:span>]) <text:span text:style-name="T43">+</text:span> <text:span text:style-name="T44">"g</text:span><text:span text:style-name="T48">\n</text:span><text:span text:style-name="T44">Rechts: "</text:span> <text:span text:style-name="T43">+</text:span> <text:span text:style-name="T40">str</text:span>(weightsRight)[<text:span text:style-name="T43">1</text:span>:<text:span text:style-name="T43">-1</text:span>]<text:span text:style-name="T43">.</text:span>replace(<text:span text:style-name="T44">"'"</text:span>, <text:span text:style-name="T44">""</text:span>) <text:span text:style-name="T43">+</text:span> <text:span text:style-name="T44">"</text:span><text:span text:style-name="T48">\n</text:span><text:span text:style-name="T44">Links: "</text:span> <text:span text:style-name="T43">+</text:span> <text:span text:style-name="T40">str</text:span>(weightsLeft)[<text:span text:style-name="T43">1</text:span>:<text:span text:style-name="T43">-1</text:span>]<text:span text:style-name="T43">.</text:span>replace(<text:span text:style-name="T44">"'"</text:span>, <text:span text:style-name="T4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1" svg:font-family="Arial" style:font-family-generic="swis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0T09:23:51.625000000</meta:creation-date>
    <dc:date>2021-11-22T19:55:07.465868696</dc:date>
    <meta:editing-duration>PT3H49M20S</meta:editing-duration>
    <meta:editing-cycles>90</meta:editing-cycles>
    <meta:generator>LibreOffice/7.2.2.2$Linux_X86_64 LibreOffice_project/20$Build-2</meta:generator>
    <meta:document-statistic meta:table-count="0" meta:image-count="0" meta:object-count="0" meta:page-count="22" meta:paragraph-count="984" meta:word-count="4509" meta:character-count="35095" meta:non-whitespace-character-count="31366"/>
  </office:meta>
</office:document-meta>
</file>